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Narrow" svg:font-family="Aptos Narrow" style:font-family-generic="swiss" style:font-pitch="variable"/>
    <style:font-face style:name="Liberation Sans" svg:font-family="Liberation Sans" style:font-family-generic="swiss" style:font-pitch="variable" svg:panose-1="2 11 6 4 2 2 2 2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Нормален" style:master-page-name="MP0" style:family="paragraph">
      <style:paragraph-properties fo:break-before="page" fo:text-align="center" fo:line-height="100%"/>
    </style:style>
    <style:style style:name="T2" style:parent-style-name="Шрифтнаабзацапоподразбиране" style:family="text">
      <style:text-properties style:font-name="Times New Roman" style:font-name-complex="Times New Roman" fo:font-weight="bold" style:font-weight-asian="bold" style:font-weight-complex="bold" fo:font-size="28pt" style:font-size-asian="28pt" style:font-size-complex="26pt"/>
    </style:style>
    <style:style style:name="T3" style:parent-style-name="Шрифтнаабзацапоподразбиране" style:family="text">
      <style:text-properties style:font-name="Times New Roman" style:font-name-complex="Times New Roman" fo:font-weight="bold" style:font-weight-asian="bold" style:font-weight-complex="bold" fo:font-size="28pt" style:font-size-asian="28pt" style:font-size-complex="26pt" fo:language="en" fo:country="US"/>
    </style:style>
    <style:style style:name="T4" style:parent-style-name="Шрифтнаабзацапоподразбиране" style:family="text">
      <style:text-properties style:font-name="Times New Roman" style:font-name-complex="Times New Roman" fo:font-weight="bold" style:font-weight-asian="bold" style:font-weight-complex="bold" fo:font-size="28pt" style:font-size-asian="28pt" style:font-size-complex="26pt" fo:language="en" fo:country="US"/>
    </style:style>
    <style:style style:name="T5" style:parent-style-name="Шрифтнаабзацапоподразбиране" style:family="text">
      <style:text-properties style:font-name="Times New Roman" style:font-name-complex="Times New Roman" fo:font-size="16pt" style:font-size-asian="16pt" style:font-size-complex="14pt" fo:language="en" fo:country="US"/>
    </style:style>
    <style:style style:name="T6" style:parent-style-name="Шрифтнаабзацапоподразбиране" style:family="text">
      <style:text-properties style:font-name="Times New Roman" style:font-name-complex="Times New Roman" fo:font-style="italic" style:font-style-asian="italic" style:font-style-complex="italic" fo:font-size="16pt" style:font-size-asian="16pt" style:font-size-complex="14pt"/>
    </style:style>
    <style:style style:name="T7" style:parent-style-name="Шрифтнаабзацапоподразбиране" style:family="text">
      <style:text-properties style:font-name="Times New Roman" style:font-name-complex="Times New Roman" fo:font-style="italic" style:font-style-asian="italic" style:font-style-complex="italic" fo:font-size="16pt" style:font-size-asian="16pt" style:font-size-complex="14pt" fo:language="en" fo:country="US"/>
    </style:style>
    <style:style style:name="T8" style:parent-style-name="Шрифтнаабзацапоподразбиране" style:family="text">
      <style:text-properties style:font-name="Times New Roman" style:font-name-complex="Times New Roman" fo:font-style="italic" style:font-style-asian="italic" style:font-style-complex="italic" fo:font-size="16pt" style:font-size-asian="16pt" style:font-size-complex="14pt"/>
    </style:style>
    <style:style style:name="T9" style:parent-style-name="Шрифтнаабзацапоподразбиране" style:family="text">
      <style:text-properties style:font-name="Times New Roman" style:font-name-complex="Times New Roman" fo:font-size="16pt" style:font-size-asian="16pt" style:font-size-complex="14pt"/>
    </style:style>
    <style:style style:name="T10" style:parent-style-name="Шрифтнаабзацапоподразбиране" style:family="text">
      <style:text-properties style:font-name="Times New Roman" style:font-name-complex="Times New Roman" fo:font-weight="bold" style:font-weight-asian="bold" style:font-weight-complex="bold" fo:font-size="14pt" style:font-size-asian="14pt" style:font-size-complex="12pt"/>
    </style:style>
    <style:style style:name="T11" style:parent-style-name="Хипервръзка" style:family="text">
      <style:text-properties fo:language="en" fo:country="US"/>
    </style:style>
    <style:style style:name="T12" style:parent-style-name="Шрифтнаабзацапоподразбиране" style:family="text">
      <style:text-properties fo:language="en" fo:country="US"/>
    </style:style>
    <style:style style:name="T13" style:parent-style-name="Шрифтнаабзацапоподразбиране" style:family="text">
      <style:text-properties style:font-name="Liberation Sans" style:font-name-complex="Liberation Sans" fo:font-size="14pt" style:font-size-asian="14pt" style:font-size-complex="14pt"/>
    </style:style>
    <style:style style:name="T14" style:parent-style-name="Шрифтнаабзацапоподразбиране" style:family="text">
      <style:text-properties style:font-name="Liberation Sans" style:font-name-complex="Liberation Sans" fo:font-size="14pt" style:font-size-asian="14pt" style:font-size-complex="14pt"/>
    </style:style>
    <style:style style:name="P15" style:parent-style-name="Нормален" style:family="paragraph">
      <style:paragraph-properties fo:text-align="center"/>
    </style:style>
    <style:style style:name="T16" style:parent-style-name="Шрифтнаабзацапоподразбиране" style:family="text">
      <style:text-properties style:font-name="Liberation Sans" style:font-name-complex="Liberation Sans" fo:font-size="16pt" style:font-size-asian="16pt" style:font-size-complex="16pt"/>
    </style:style>
    <style:style style:name="T17" style:parent-style-name="Шрифтнаабзацапоподразбиране" style:family="text">
      <style:text-properties style:font-name="Liberation Sans" style:font-name-complex="Liberation Sans" fo:font-size="16pt" style:font-size-asian="16pt" style:font-size-complex="16pt" fo:language="en" fo:country="US"/>
    </style:style>
    <style:style style:name="T18" style:parent-style-name="Шрифтнаабзацапоподразбиране" style:family="text">
      <style:text-properties style:font-name="Liberation Sans" style:font-name-complex="Liberation Sans" fo:font-size="16pt" style:font-size-asian="16pt" style:font-size-complex="16pt"/>
    </style:style>
    <style:style style:name="T19" style:parent-style-name="Шрифтнаабзацапоподразбиране" style:family="text">
      <style:text-properties style:font-name="Liberation Sans" style:font-name-complex="Liberation Sans" fo:font-size="16pt" style:font-size-asian="16pt" style:font-size-complex="16pt" fo:language="en" fo:country="US"/>
    </style:style>
    <style:style style:name="T20" style:parent-style-name="Шрифтнаабзацапоподразбиране" style:family="text">
      <style:text-properties style:font-name="Liberation Sans" style:font-name-complex="Liberation Sans" fo:font-size="16pt" style:font-size-asian="16pt" style:font-size-complex="16pt"/>
    </style:style>
    <style:style style:name="T21" style:parent-style-name="Шрифтнаабзацапоподразбиране" style:family="text">
      <style:text-properties style:font-name="Liberation Sans" style:font-name-complex="Liberation Sans" fo:font-size="14pt" style:font-size-asian="14pt" style:font-size-complex="14pt"/>
    </style:style>
    <style:style style:name="P22" style:parent-style-name="Нормален" style:family="paragraph">
      <style:paragraph-properties fo:text-align="center"/>
      <style:text-properties style:font-name="Liberation Sans" style:font-name-complex="Liberation Sans" fo:font-weight="bold" style:font-weight-asian="bold" style:font-weight-complex="bold" fo:font-size="20pt" style:font-size-asian="20pt" style:font-size-complex="20pt"/>
    </style:style>
    <style:style style:name="P23" style:parent-style-name="Нормален" style:family="paragraph">
      <style:paragraph-properties fo:text-align="center"/>
    </style:style>
    <style:style style:name="T24" style:parent-style-name="Шрифтнаабзацапоподразбиране" style:family="text">
      <style:text-properties style:font-name="Liberation Sans" style:font-name-complex="Liberation Sans" fo:font-size="14pt" style:font-size-asian="14pt" style:font-size-complex="14pt"/>
    </style:style>
    <style:style style:name="T25" style:parent-style-name="Шрифтнаабзацапоподразбиране" style:family="text">
      <style:text-properties style:font-name="Liberation Sans" style:font-name-complex="Liberation Sans" fo:font-size="15pt" style:font-size-asian="15pt" style:font-size-complex="15pt"/>
    </style:style>
    <style:style style:name="T26"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27" style:parent-style-name="Шрифтнаабзацапоподразбиране" style:family="text">
      <style:text-properties style:font-name="Liberation Sans" style:font-name-complex="Liberation Sans" fo:font-size="15pt" style:font-size-asian="15pt" style:font-size-complex="15pt"/>
    </style:style>
    <style:style style:name="T28"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29" style:parent-style-name="Шрифтнаабзацапоподразбиране" style:family="text">
      <style:text-properties style:font-name="Liberation Sans" style:font-name-complex="Liberation Sans" fo:font-size="15pt" style:font-size-asian="15pt" style:font-size-complex="15pt"/>
    </style:style>
    <style:style style:name="T30"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31" style:parent-style-name="Шрифтнаабзацапоподразбиране" style:family="text">
      <style:text-properties style:font-name="Liberation Sans" style:font-name-complex="Liberation Sans" fo:font-size="15pt" style:font-size-asian="15pt" style:font-size-complex="15pt"/>
    </style:style>
    <style:style style:name="T32"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33" style:parent-style-name="Шрифтнаабзацапоподразбиране" style:family="text">
      <style:text-properties style:font-name="Liberation Sans" style:font-name-complex="Liberation Sans" fo:font-size="15pt" style:font-size-asian="15pt" style:font-size-complex="15pt"/>
    </style:style>
    <style:style style:name="T34" style:parent-style-name="Шрифтнаабзацапоподразбиране" style:family="text">
      <style:text-properties style:font-name="Liberation Sans" style:font-name-complex="Liberation Sans"/>
    </style:style>
    <style:style style:name="T35" style:parent-style-name="Шрифтнаабзацапоподразбиране" style:family="text">
      <style:text-properties fo:font-weight="bold" style:font-weight-asian="bold" style:font-weight-complex="bold" fo:font-size="13pt" style:font-size-asian="13pt" style:font-size-complex="13pt"/>
    </style:style>
    <style:style style:name="P36" style:parent-style-name="Нормален" style:family="paragraph">
      <style:paragraph-properties fo:line-height="115%"/>
    </style:style>
    <style:style style:name="T37" style:parent-style-name="Шрифтнаабзацапоподразбиране" style:family="text">
      <style:text-properties fo:language="en" fo:country="US"/>
    </style:style>
    <style:style style:name="P38" style:parent-style-name="Нормален" style:family="paragraph">
      <style:paragraph-properties fo:line-height="115%"/>
    </style:style>
    <style:style style:name="T39" style:parent-style-name="Шрифтнаабзацапоподразбиране" style:family="text">
      <style:text-properties fo:language="en" fo:country="US"/>
    </style:style>
    <style:style style:name="T40" style:parent-style-name="Шрифтнаабзацапоподразбиране" style:family="text">
      <style:text-properties fo:language="en" fo:country="US"/>
    </style:style>
    <style:style style:name="T41" style:parent-style-name="Шрифтнаабзацапоподразбиране" style:family="text">
      <style:text-properties fo:language="en" fo:country="US"/>
    </style:style>
    <style:style style:name="T42" style:parent-style-name="Шрифтнаабзацапоподразбиране" style:family="text">
      <style:text-properties fo:language="en" fo:country="US"/>
    </style:style>
    <style:style style:name="T43" style:parent-style-name="Шрифтнаабзацапоподразбиране" style:family="text">
      <style:text-properties fo:language="en" fo:country="US"/>
    </style:style>
    <style:style style:name="T44" style:parent-style-name="Шрифтнаабзацапоподразбиране" style:family="text">
      <style:text-properties fo:language="en" fo:country="US"/>
    </style:style>
    <style:style style:name="T45" style:parent-style-name="Шрифтнаабзацапоподразбиране" style:family="text">
      <style:text-properties fo:language="en" fo:country="US"/>
    </style:style>
    <style:style style:name="T46" style:parent-style-name="Шрифтнаабзацапоподразбиране" style:family="text">
      <style:text-properties fo:language="en" fo:country="US"/>
    </style:style>
    <style:style style:name="T47" style:parent-style-name="Шрифтнаабзацапоподразбиране" style:family="text">
      <style:text-properties fo:language="en" fo:country="US"/>
    </style:style>
    <style:style style:name="T48" style:parent-style-name="Шрифтнаабзацапоподразбиране" style:family="text">
      <style:text-properties fo:language="en" fo:country="US"/>
    </style:style>
    <style:style style:name="T49" style:parent-style-name="Шрифтнаабзацапоподразбиране" style:family="text">
      <style:text-properties fo:language="en" fo:country="US"/>
    </style:style>
    <style:style style:name="T50" style:parent-style-name="Шрифтнаабзацапоподразбиране" style:family="text">
      <style:text-properties fo:language="en" fo:country="US"/>
    </style:style>
    <style:style style:name="T51" style:parent-style-name="Шрифтнаабзацапоподразбиране" style:family="text">
      <style:text-properties fo:language="en" fo:country="US"/>
    </style:style>
    <style:style style:name="T52" style:parent-style-name="Шрифтнаабзацапоподразбиране" style:family="text">
      <style:text-properties fo:language="en" fo:country="US"/>
    </style:style>
    <style:style style:name="T53" style:parent-style-name="Шрифтнаабзацапоподразбиране" style:family="text">
      <style:text-properties fo:language="en" fo:country="US"/>
    </style:style>
    <style:style style:name="T54" style:parent-style-name="Шрифтнаабзацапоподразбиране" style:family="text">
      <style:text-properties fo:language="en" fo:country="US"/>
    </style:style>
    <style:style style:name="T55" style:parent-style-name="Шрифтнаабзацапоподразбиране" style:family="text">
      <style:text-properties fo:language="en" fo:country="US"/>
    </style:style>
    <style:style style:name="T56" style:parent-style-name="Шрифтнаабзацапоподразбиране" style:family="text">
      <style:text-properties fo:language="en" fo:country="US"/>
    </style:style>
    <style:style style:name="T57" style:parent-style-name="Шрифтнаабзацапоподразбиране" style:family="text">
      <style:text-properties fo:language="en" fo:country="US"/>
    </style:style>
    <style:style style:name="T58" style:parent-style-name="Шрифтнаабзацапоподразбиране" style:family="text">
      <style:text-properties fo:language="en" fo:country="US"/>
    </style:style>
    <style:style style:name="T59" style:parent-style-name="Шрифтнаабзацапоподразбиране" style:family="text">
      <style:text-properties fo:language="en" fo:country="US"/>
    </style:style>
    <style:style style:name="T60" style:parent-style-name="Шрифтнаабзацапоподразбиране" style:family="text">
      <style:text-properties fo:language="en" fo:country="US"/>
    </style:style>
    <style:style style:name="T61" style:parent-style-name="Шрифтнаабзацапоподразбиране" style:family="text">
      <style:text-properties fo:language="en" fo:country="US"/>
    </style:style>
    <style:style style:name="T62" style:parent-style-name="Шрифтнаабзацапоподразбиране" style:family="text">
      <style:text-properties fo:language="en" fo:country="US"/>
    </style:style>
    <style:style style:name="T63" style:parent-style-name="Шрифтнаабзацапоподразбиране" style:family="text">
      <style:text-properties fo:language="en" fo:country="US"/>
    </style:style>
    <style:style style:name="T64" style:parent-style-name="Шрифтнаабзацапоподразбиране" style:family="text">
      <style:text-properties fo:language="en" fo:country="US"/>
    </style:style>
    <style:style style:name="P65" style:parent-style-name="Нормален" style:family="paragraph">
      <style:paragraph-properties fo:break-before="page"/>
    </style:style>
    <style:style style:name="P66" style:parent-style-name="Нормален" style:family="paragraph">
      <style:paragraph-properties fo:line-height="115%"/>
    </style:style>
    <style:style style:name="T67" style:parent-style-name="Шрифтнаабзацапоподразбиране" style:family="text">
      <style:text-properties fo:font-weight="bold" style:font-weight-asian="bold" style:font-weight-complex="bold"/>
    </style:style>
    <style:style style:name="P68" style:parent-style-name="Нормален" style:family="paragraph">
      <style:paragraph-properties fo:line-height="115%"/>
    </style:style>
    <style:style style:name="P69" style:parent-style-name="Нормален" style:family="paragraph">
      <style:paragraph-properties fo:line-height="115%"/>
    </style:style>
    <style:style style:name="P70" style:parent-style-name="Нормален" style:family="paragraph">
      <style:paragraph-properties fo:line-height="115%"/>
    </style:style>
    <style:style style:name="T71" style:parent-style-name="Шрифтнаабзацапоподразбиране" style:family="text">
      <style:text-properties fo:font-weight="bold" style:font-weight-asian="bold" style:font-weight-complex="bold"/>
    </style:style>
    <style:style style:name="P72" style:parent-style-name="Нормален" style:family="paragraph">
      <style:paragraph-properties fo:line-height="115%"/>
    </style:style>
    <style:style style:name="T73" style:parent-style-name="Шрифтнаабзацапоподразбиране" style:family="text">
      <style:text-properties fo:font-style="italic" style:font-style-asian="italic" style:font-style-complex="italic"/>
    </style:style>
    <style:style style:name="P74" style:parent-style-name="Нормален" style:family="paragraph">
      <style:paragraph-properties fo:line-height="115%"/>
    </style:style>
    <style:style style:name="T75" style:parent-style-name="Шрифтнаабзацапоподразбиране" style:family="text">
      <style:text-properties fo:font-weight="bold" style:font-weight-asian="bold" style:font-weight-complex="bold"/>
    </style:style>
    <style:style style:name="P76" style:parent-style-name="Нормален" style:family="paragraph">
      <style:paragraph-properties fo:line-height="115%"/>
    </style:style>
    <style:style style:name="T77" style:parent-style-name="Шрифтнаабзацапоподразбиране" style:family="text">
      <style:text-properties fo:font-weight="bold" style:font-weight-asian="bold" style:font-weight-complex="bold"/>
    </style:style>
    <style:style style:name="T78" style:parent-style-name="Шрифтнаабзацапоподразбиране" style:family="text">
      <style:text-properties fo:font-weight="bold" style:font-weight-asian="bold" style:font-weight-complex="bold"/>
    </style:style>
    <style:style style:name="P79" style:parent-style-name="Нормален" style:family="paragraph">
      <style:paragraph-properties fo:line-height="115%"/>
    </style:style>
    <style:style style:name="T80" style:parent-style-name="Шрифтнаабзацапоподразбиране" style:family="text">
      <style:text-properties fo:language="en" fo:country="US"/>
    </style:style>
    <style:style style:name="T81" style:parent-style-name="Шрифтнаабзацапоподразбиране" style:family="text">
      <style:text-properties fo:language="en" fo:country="US"/>
    </style:style>
    <style:style style:name="P82" style:parent-style-name="Нормален" style:family="paragraph">
      <style:paragraph-properties fo:line-height="115%"/>
    </style:style>
    <style:style style:name="P83" style:parent-style-name="Нормален" style:family="paragraph">
      <style:paragraph-properties fo:line-height="115%"/>
    </style:style>
    <style:style style:name="T84" style:parent-style-name="Шрифтнаабзацапоподразбиране" style:family="text">
      <style:text-properties fo:font-weight="bold" style:font-weight-asian="bold" style:font-weight-complex="bold"/>
    </style:style>
    <style:style style:name="T85" style:parent-style-name="Шрифтнаабзацапоподразбиране" style:family="text">
      <style:text-properties fo:font-weight="bold" style:font-weight-asian="bold" style:font-weight-complex="bold" fo:language="en" fo:country="US"/>
    </style:style>
    <style:style style:name="T86" style:parent-style-name="Шрифтнаабзацапоподразбиране" style:family="text">
      <style:text-properties fo:font-weight="bold" style:font-weight-asian="bold" style:font-weight-complex="bold"/>
    </style:style>
    <style:style style:name="T87" style:parent-style-name="Шрифтнаабзацапоподразбиране" style:family="text">
      <style:text-properties fo:font-weight="bold" style:font-weight-asian="bold" style:font-weight-complex="bold" fo:language="en" fo:country="US"/>
    </style:style>
    <style:style style:name="T88" style:parent-style-name="Шрифтнаабзацапоподразбиране" style:family="text">
      <style:text-properties fo:font-weight="bold" style:font-weight-asian="bold" style:font-weight-complex="bold"/>
    </style:style>
    <style:style style:name="T89" style:parent-style-name="Хипервръзка" style:family="text">
      <style:text-properties fo:language="en" fo:country="US"/>
    </style:style>
    <style:style style:name="T90" style:parent-style-name="Шрифтнаабзацапоподразбиране" style:family="text">
      <style:text-properties fo:language="en" fo:country="US"/>
    </style:style>
    <style:style style:name="P91" style:parent-style-name="Нормален" style:family="paragraph">
      <style:paragraph-properties fo:line-height="115%"/>
    </style:style>
    <style:style style:name="T92" style:parent-style-name="Шрифтнаабзацапоподразбиране" style:family="text">
      <style:text-properties fo:font-weight="bold" style:font-weight-asian="bold" style:font-weight-complex="bold"/>
    </style:style>
    <style:style style:name="T93" style:parent-style-name="Шрифтнаабзацапоподразбиране" style:family="text">
      <style:text-properties fo:font-weight="bold" style:font-weight-asian="bold" style:font-weight-complex="bold" fo:language="en" fo:country="US"/>
    </style:style>
    <style:style style:name="T94" style:parent-style-name="Шрифтнаабзацапоподразбиране" style:family="text">
      <style:text-properties fo:font-weight="bold" style:font-weight-asian="bold" style:font-weight-complex="bold"/>
    </style:style>
    <style:style style:name="P95" style:parent-style-name="Нормален" style:family="paragraph">
      <style:paragraph-properties fo:line-height="115%"/>
    </style:style>
    <style:style style:name="T96" style:parent-style-name="Шрифтнаабзацапоподразбиране" style:family="text">
      <style:text-properties fo:font-weight="bold" style:font-weight-asian="bold" style:font-weight-complex="bold"/>
    </style:style>
    <style:style style:name="P97" style:parent-style-name="Нормален" style:family="paragraph">
      <style:paragraph-properties fo:line-height="115%"/>
    </style:style>
    <style:style style:name="T98" style:parent-style-name="Шрифтнаабзацапоподразбиране" style:family="text">
      <style:text-properties fo:font-weight="bold" style:font-weight-asian="bold" style:font-weight-complex="bold"/>
    </style:style>
    <style:style style:name="P99" style:parent-style-name="Нормален" style:family="paragraph">
      <style:paragraph-properties fo:line-height="115%"/>
    </style:style>
    <style:style style:name="T100" style:parent-style-name="Шрифтнаабзацапоподразбиране" style:family="text">
      <style:text-properties fo:language="en" fo:country="US"/>
    </style:style>
    <style:style style:name="T101" style:parent-style-name="Шрифтнаабзацапоподразбиране" style:family="text">
      <style:text-properties fo:language="en" fo:country="US"/>
    </style:style>
    <style:style style:name="T102" style:parent-style-name="Шрифтнаабзацапоподразбиране" style:family="text">
      <style:text-properties fo:language="en" fo:country="US"/>
    </style:style>
    <style:style style:name="T103" style:parent-style-name="Шрифтнаабзацапоподразбиране" style:family="text">
      <style:text-properties fo:language="en" fo:country="US"/>
    </style:style>
    <style:style style:name="T104" style:parent-style-name="Шрифтнаабзацапоподразбиране" style:family="text">
      <style:text-properties fo:language="en" fo:country="US"/>
    </style:style>
    <style:style style:name="T105" style:parent-style-name="Шрифтнаабзацапоподразбиране" style:family="text">
      <style:text-properties fo:language="en" fo:country="US"/>
    </style:style>
    <style:style style:name="P106" style:parent-style-name="Нормален" style:family="paragraph">
      <style:paragraph-properties fo:line-height="115%"/>
    </style:style>
    <style:style style:name="T107" style:parent-style-name="Шрифтнаабзацапоподразбиране" style:family="text">
      <style:text-properties fo:font-weight="bold" style:font-weight-asian="bold" style:font-weight-complex="bold"/>
    </style:style>
    <style:style style:name="P108" style:parent-style-name="Нормален" style:family="paragraph">
      <style:paragraph-properties fo:line-height="115%"/>
    </style:style>
    <style:style style:name="T109" style:parent-style-name="Шрифтнаабзацапоподразбиране" style:family="text">
      <style:text-properties fo:language="en" fo:country="US"/>
    </style:style>
    <style:style style:name="T110" style:parent-style-name="Препраткакъмбележкаподлиния" style:family="text">
      <style:text-properties fo:language="en" fo:country="US"/>
    </style:style>
    <style:style style:name="T111" style:parent-style-name="Шрифтнаабзацапоподразбиране" style:family="text">
      <style:text-properties fo:language="en" fo:country="US"/>
    </style:style>
    <style:style style:name="T112" style:parent-style-name="Шрифтнаабзацапоподразбиране" style:family="text">
      <style:text-properties fo:language="en" fo:country="US"/>
    </style:style>
    <style:style style:name="P113" style:parent-style-name="Нормален" style:family="paragraph">
      <style:paragraph-properties fo:line-height="115%"/>
    </style:style>
    <style:style style:name="T114" style:parent-style-name="Шрифтнаабзацапоподразбиране" style:family="text">
      <style:text-properties fo:font-weight="bold" style:font-weight-asian="bold" style:font-weight-complex="bold"/>
    </style:style>
    <style:style style:name="P115" style:parent-style-name="Нормален" style:family="paragraph">
      <style:paragraph-properties fo:line-height="115%"/>
    </style:style>
    <style:style style:name="P116" style:parent-style-name="Нормален" style:family="paragraph">
      <style:paragraph-properties fo:line-height="115%"/>
    </style:style>
    <style:style style:name="T117" style:parent-style-name="Шрифтнаабзацапоподразбиране" style:family="text">
      <style:text-properties fo:font-weight="bold" style:font-weight-asian="bold" style:font-weight-complex="bold" fo:language="en" fo:country="US"/>
    </style:style>
    <style:style style:name="T118" style:parent-style-name="Шрифтнаабзацапоподразбиране" style:family="text">
      <style:text-properties fo:font-weight="bold" style:font-weight-asian="bold" style:font-weight-complex="bold"/>
    </style:style>
    <style:style style:name="T119" style:parent-style-name="Шрифтнаабзацапоподразбиране" style:family="text">
      <style:text-properties fo:font-weight="bold" style:font-weight-asian="bold" style:font-weight-complex="bold" fo:language="en" fo:country="US"/>
    </style:style>
    <style:style style:name="T120" style:parent-style-name="Шрифтнаабзацапоподразбиране" style:family="text">
      <style:text-properties fo:font-weight="bold" style:font-weight-asian="bold" style:font-weight-complex="bold" fo:language="en" fo:country="US"/>
    </style:style>
    <style:style style:name="T121" style:parent-style-name="Шрифтнаабзацапоподразбиране" style:family="text">
      <style:text-properties fo:font-weight="bold" style:font-weight-asian="bold" style:font-weight-complex="bold"/>
    </style:style>
    <style:style style:name="T122" style:parent-style-name="Шрифтнаабзацапоподразбиране" style:family="text">
      <style:text-properties fo:font-style="italic" style:font-style-asian="italic" style:font-style-complex="italic"/>
    </style:style>
    <style:style style:name="P123" style:parent-style-name="Нормален" style:family="paragraph">
      <style:paragraph-properties fo:line-height="115%"/>
    </style:style>
    <style:style style:name="T124" style:parent-style-name="Шрифтнаабзацапоподразбиране" style:family="text">
      <style:text-properties fo:font-weight="bold" style:font-weight-asian="bold" style:font-weight-complex="bold"/>
    </style:style>
    <style:style style:name="T125" style:parent-style-name="Шрифтнаабзацапоподразбиране" style:family="text">
      <style:text-properties fo:font-weight="bold" style:font-weight-asian="bold" style:font-weight-complex="bold" fo:language="en" fo:country="US"/>
    </style:style>
    <style:style style:name="T126" style:parent-style-name="Шрифтнаабзацапоподразбиране" style:family="text">
      <style:text-properties fo:font-weight="bold" style:font-weight-asian="bold" style:font-weight-complex="bold"/>
    </style:style>
    <style:style style:name="T127" style:parent-style-name="Препраткакъмбележкаподлиния" style:family="text">
      <style:text-properties fo:font-weight="bold" style:font-weight-asian="bold" style:font-weight-complex="bold"/>
    </style:style>
    <style:style style:name="T128" style:parent-style-name="Шрифтнаабзацапоподразбиране" style:family="text">
      <style:text-properties fo:language="en" fo:country="US"/>
    </style:style>
    <style:style style:name="T129" style:parent-style-name="Шрифтнаабзацапоподразбиране" style:family="text">
      <style:text-properties fo:language="en" fo:country="US"/>
    </style:style>
    <style:style style:name="T130" style:parent-style-name="Шрифтнаабзацапоподразбиране" style:family="text">
      <style:text-properties fo:font-weight="bold" style:font-weight-asian="bold" style:font-weight-complex="bold"/>
    </style:style>
    <style:style style:name="T131" style:parent-style-name="Шрифтнаабзацапоподразбиране" style:family="text">
      <style:text-properties fo:font-weight="bold" style:font-weight-asian="bold" style:font-weight-complex="bold" fo:language="en" fo:country="US"/>
    </style:style>
    <style:style style:name="T132" style:parent-style-name="Шрифтнаабзацапоподразбиране" style:family="text">
      <style:text-properties fo:font-weight="bold" style:font-weight-asian="bold" style:font-weight-complex="bold"/>
    </style:style>
    <style:style style:name="T133" style:parent-style-name="Шрифтнаабзацапоподразбиране" style:family="text">
      <style:text-properties fo:font-weight="bold" style:font-weight-asian="bold" style:font-weight-complex="bold"/>
    </style:style>
    <style:style style:name="T134" style:parent-style-name="Шрифтнаабзацапоподразбиране" style:family="text">
      <style:text-properties fo:font-weight="bold" style:font-weight-asian="bold" style:font-weight-complex="bold"/>
    </style:style>
    <style:style style:name="P135" style:parent-style-name="Нормален" style:family="paragraph">
      <style:paragraph-properties fo:line-height="115%"/>
    </style:style>
    <style:style style:name="P136" style:parent-style-name="Нормален" style:family="paragraph">
      <style:paragraph-properties fo:line-height="115%"/>
    </style:style>
    <style:style style:name="T137" style:parent-style-name="Хипервръзка" style:family="text">
      <style:text-properties fo:font-weight="bold" style:font-weight-asian="bold" style:font-weight-complex="bold"/>
    </style:style>
    <style:style style:name="T138" style:parent-style-name="Шрифтнаабзацапоподразбиране" style:family="text">
      <style:text-properties fo:language="en" fo:country="US"/>
    </style:style>
    <style:style style:name="T139" style:parent-style-name="Шрифтнаабзацапоподразбиране" style:family="text">
      <style:text-properties fo:language="en" fo:country="US"/>
    </style:style>
    <style:style style:name="T140" style:parent-style-name="Шрифтнаабзацапоподразбиране" style:family="text">
      <style:text-properties fo:font-weight="bold" style:font-weight-asian="bold" style:font-weight-complex="bold"/>
    </style:style>
    <style:style style:name="T141" style:parent-style-name="Хипервръзка" style:family="text">
      <style:text-properties fo:font-weight="bold" style:font-weight-asian="bold" style:font-weight-complex="bold"/>
    </style:style>
    <style:style style:name="T142" style:parent-style-name="Хипервръзка" style:family="text">
      <style:text-properties fo:font-weight="bold" style:font-weight-asian="bold" style:font-weight-complex="bold" fo:language="en" fo:country="US"/>
    </style:style>
    <style:style style:name="T143" style:parent-style-name="Хипервръзка" style:family="text">
      <style:text-properties fo:font-weight="bold" style:font-weight-asian="bold" style:font-weight-complex="bold"/>
    </style:style>
    <style:style style:name="T144" style:parent-style-name="Шрифтнаабзацапоподразбиране" style:family="text">
      <style:text-properties fo:language="en" fo:country="US"/>
    </style:style>
    <style:style style:name="T145" style:parent-style-name="Шрифтнаабзацапоподразбиране" style:family="text">
      <style:text-properties fo:language="en" fo:country="US"/>
    </style:style>
    <style:style style:name="T146" style:parent-style-name="Хипервръзка" style:family="text">
      <style:text-properties fo:language="en" fo:country="US"/>
    </style:style>
    <style:style style:name="T147" style:parent-style-name="Хипервръзка" style:family="text">
      <style:text-properties fo:language="en" fo:country="US"/>
    </style:style>
    <style:style style:name="T148" style:parent-style-name="Хипервръзка" style:family="text">
      <style:text-properties fo:language="en" fo:country="US"/>
    </style:style>
    <style:style style:name="T149" style:parent-style-name="Шрифтнаабзацапоподразбиране" style:family="text">
      <style:text-properties fo:language="en" fo:country="US"/>
    </style:style>
    <style:style style:name="T150" style:parent-style-name="Шрифтнаабзацапоподразбиране" style:family="text">
      <style:text-properties fo:font-weight="bold" style:font-weight-asian="bold" style:font-weight-complex="bold"/>
    </style:style>
    <style:style style:name="T151" style:parent-style-name="Шрифтнаабзацапоподразбиране" style:family="text">
      <style:text-properties fo:language="en" fo:country="US"/>
    </style:style>
    <style:style style:name="T152" style:parent-style-name="Шрифтнаабзацапоподразбиране" style:family="text">
      <style:text-properties fo:language="en" fo:country="US"/>
    </style:style>
    <style:style style:name="T153" style:parent-style-name="Шрифтнаабзацапоподразбиране" style:family="text">
      <style:text-properties fo:language="en" fo:country="US"/>
    </style:style>
    <style:style style:name="T154" style:parent-style-name="Шрифтнаабзацапоподразбиране" style:family="text">
      <style:text-properties fo:language="en" fo:country="US"/>
    </style:style>
    <style:style style:name="T155"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56"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157"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158" style:parent-style-name="Шрифтнаабзацапоподразбиране" style:family="text">
      <style:text-properties style:font-name="Liberation Serif" style:font-name-complex="Liberation Serif" style:font-size-complex="12pt" fo:language="en" fo:country="US"/>
    </style:style>
    <style:style style:name="T159" style:parent-style-name="Шрифтнаабзацапоподразбиране" style:family="text">
      <style:text-properties style:font-name="Liberation Serif" style:font-name-complex="Liberation Serif" style:font-size-complex="12pt" fo:language="en" fo:country="US"/>
    </style:style>
    <style:style style:name="T160" style:parent-style-name="Шрифтнаабзацапоподразбиране" style:family="text">
      <style:text-properties style:font-name="Liberation Serif" style:font-name-complex="Liberation Serif" style:font-size-complex="12pt" fo:language="en" fo:country="US"/>
    </style:style>
    <style:style style:name="T161" style:parent-style-name="Шрифтнаабзацапоподразбиране" style:family="text">
      <style:text-properties style:font-name="Liberation Serif" style:font-name-complex="Liberation Serif" fo:font-weight="bold" style:font-weight-asian="bold" style:font-weight-complex="bold" style:font-size-complex="12pt" fo:language="en" fo:country="US"/>
    </style:style>
    <style:style style:name="T162"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3"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4"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5"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6"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7"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8"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9" style:parent-style-name="Шрифтнаабзацапоподразбиране" style:family="text">
      <style:text-properties style:font-name="Liberation Serif" style:font-name-complex="Liberation Serif" style:font-size-complex="12pt" fo:language="en" fo:country="US"/>
    </style:style>
    <style:style style:name="T17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2"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language-complex="hi" style:country-complex="IN"/>
    </style:style>
    <style:style style:name="T173" style:parent-style-name="Шрифтнаабзацапоподразбиране" style:family="text">
      <style:text-properties style:font-name="Liberation Serif" style:font-name-complex="Liberation Serif" fo:font-size="13pt" style:font-size-asian="13pt" style:font-size-complex="13pt" fo:language="en" fo:country="US" style:language-complex="hi" style:country-complex="IN"/>
    </style:style>
    <style:style style:name="T174"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language-complex="hi" style:country-complex="IN"/>
    </style:style>
    <style:style style:name="T175"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style:language-complex="hi" style:country-complex="IN"/>
    </style:style>
    <style:style style:name="T176"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77"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7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9" style:parent-style-name="Хипервръзка" style:family="text">
      <style:text-properties style:font-name="Liberation Serif" style:font-name-complex="Liberation Serif" fo:font-size="13pt" style:font-size-asian="13pt" style:font-size-complex="13pt" fo:language="en" fo:country="US"/>
    </style:style>
    <style:style style:name="T18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9" style:parent-style-name="Хипервръзка" style:family="text">
      <style:text-properties style:font-name="Liberation Serif" style:font-name-complex="Liberation Serif" fo:font-size="13pt" style:font-size-asian="13pt" style:font-size-complex="13pt" fo:language="en" fo:country="US"/>
    </style:style>
    <style:style style:name="T19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6"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197"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198"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199"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200"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201"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202"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P203" style:parent-style-name="Нормален" style:family="paragraph">
      <style:paragraph-properties fo:line-height="115%"/>
    </style:style>
    <style:style style:name="T20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6"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207"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20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8" style:parent-style-name="Препраткакъмбележкаподлиния" style:family="text">
      <style:text-properties style:font-name="Liberation Serif" style:font-name-complex="Liberation Serif" fo:font-size="13pt" style:font-size-asian="13pt" style:font-size-complex="13pt" fo:language="en" fo:country="US"/>
    </style:style>
    <style:style style:name="T229" style:parent-style-name="Шрифтнаабзацапоподразбиране" style:family="text">
      <style:text-properties fo:language="en" fo:country="US"/>
    </style:style>
    <style:style style:name="T230" style:parent-style-name="Шрифтнаабзацапоподразбиране" style:family="text">
      <style:text-properties fo:language="en" fo:country="US"/>
    </style:style>
    <style:style style:name="T23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3"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23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0"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24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3"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24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5"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24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9" style:parent-style-name="Хипервръзка" style:family="text">
      <style:text-properties style:font-name="Liberation Serif" style:font-name-complex="Liberation Serif" fo:font-size="13pt" style:font-size-asian="13pt" style:font-size-complex="13pt" fo:language="en" fo:country="US"/>
    </style:style>
    <style:style style:name="T26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6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62" style:parent-style-name="Хипервръзка" style:family="text">
      <style:text-properties style:font-name="Liberation Serif" style:font-name-complex="Liberation Serif" fo:font-size="13pt" style:font-size-asian="13pt" style:font-size-complex="13pt" fo:language="en" fo:country="US"/>
    </style:style>
    <style:style style:name="T26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6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65" style:parent-style-name="Хипервръзка" style:family="text">
      <style:text-properties style:font-name="Liberation Serif" style:font-name-complex="Liberation Serif" fo:font-size="13pt" style:font-size-asian="13pt" style:font-size-complex="13pt" fo:language="en" fo:country="US"/>
    </style:style>
    <style:style style:name="T26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6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68" style:parent-style-name="Хипервръзка" style:family="text">
      <style:text-properties style:font-name="Liberation Serif" style:font-name-complex="Liberation Serif" fo:font-size="13pt" style:font-size-asian="13pt" style:font-size-complex="13pt" fo:language="en" fo:country="US"/>
    </style:style>
    <style:style style:name="T26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7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7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7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7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7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7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7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77" style:parent-style-name="Хипервръзка" style:family="text">
      <style:text-properties style:font-name="Liberation Serif" style:font-name-complex="Liberation Serif" fo:font-size="13pt" style:font-size-asian="13pt" style:font-size-complex="13pt" fo:language="en" fo:country="US"/>
    </style:style>
    <style:style style:name="T27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79"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28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8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8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8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8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85" style:parent-style-name="Хипервръзка" style:family="text">
      <style:text-properties style:font-name="Liberation Serif" style:font-name-complex="Liberation Serif" fo:font-size="13pt" style:font-size-asian="13pt" style:font-size-complex="13pt" fo:language="en" fo:country="US"/>
    </style:style>
    <style:style style:name="T28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8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88" style:parent-style-name="Хипервръзка" style:family="text">
      <style:text-properties style:font-name="Liberation Serif" style:font-name-complex="Liberation Serif" fo:font-size="13pt" style:font-size-asian="13pt" style:font-size-complex="13pt" fo:language="en" fo:country="US"/>
    </style:style>
    <style:style style:name="T28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90" style:parent-style-name="Хипервръзка" style:family="text">
      <style:text-properties style:font-name="Liberation Serif" style:font-name-complex="Liberation Serif" fo:font-size="13pt" style:font-size-asian="13pt" style:font-size-complex="13pt" fo:language="en" fo:country="US"/>
    </style:style>
    <style:style style:name="T29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92" style:parent-style-name="Хипервръзка" style:family="text">
      <style:text-properties style:font-name="Liberation Serif" style:font-name-complex="Liberation Serif" fo:font-size="13pt" style:font-size-asian="13pt" style:font-size-complex="13pt" fo:language="en" fo:country="US"/>
    </style:style>
    <style:style style:name="T29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9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9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9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9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9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9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30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301" style:parent-style-name="Шрифтнаабзацапоподразбиране" style:family="text">
      <style:text-properties style:font-name="Liberation Serif" style:font-name-complex="Liberation Serif" fo:font-size="13pt" style:font-size-asian="13pt" style:font-size-complex="13pt"/>
    </style:style>
    <style:style style:name="T30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303" style:parent-style-name="Шрифтнаабзацапоподразбиране" style:family="text">
      <style:text-properties style:font-name="Liberation Serif" style:font-name-complex="Liberation Serif" fo:font-size="13pt" style:font-size-asian="13pt" style:font-size-complex="13pt"/>
    </style:style>
    <style:style style:name="T30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30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30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307"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30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309" style:parent-style-name="Шрифтнаабзацапоподразбиране" style:family="text">
      <style:text-properties style:font-name="Liberation Serif" style:font-name-complex="Liberation Serif" fo:font-size="13pt" style:font-size-asian="13pt" style:font-size-complex="13pt"/>
    </style:style>
    <style:style style:name="T31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31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312" style:parent-style-name="Шрифтнаабзацапоподразбиране" style:family="text">
      <style:text-properties style:font-name="Liberation Serif" style:font-name-complex="Liberation Serif" fo:font-size="13pt" style:font-size-asian="13pt" style:font-size-complex="13pt"/>
    </style:style>
    <style:style style:name="P313" style:parent-style-name="Нормален" style:family="paragraph">
      <style:paragraph-properties fo:break-before="page" fo:line-height="115%"/>
      <style:text-properties fo:language="en" fo:country="US"/>
    </style:style>
    <style:style style:name="P314" style:parent-style-name="Нормален" style:family="paragraph">
      <style:text-properties fo:language="en" fo:country="US"/>
    </style:style>
    <style:style style:name="P315" style:parent-style-name="Нормален" style:family="paragraph">
      <style:paragraph-properties fo:margin-top="0.0694in" fo:margin-bottom="0in" fo:line-height="100%"/>
    </style:style>
    <style:style style:name="T316" style:parent-style-name="Шрифтнаабзацапоподразбиране" style:family="text">
      <style:text-properties style:font-name="Times New Roman" style:font-name-asian="Times New Roman" style:font-name-complex="Times New Roman" fo:font-weight="bold" style:font-weight-asian="bold" style:font-weight-complex="bold" fo:color="#000000" style:letter-kerning="false" fo:font-size="28pt" style:font-size-asian="28pt" style:font-size-complex="28pt" style:language-asian="bg" style:country-asian="BG"/>
    </style:style>
    <style:style style:name="T317" style:parent-style-name="Шрифтнаабзацапоподразбиране" style:family="text">
      <style:text-properties style:font-name="Times New Roman" style:font-name-asian="Times New Roman" style:font-name-complex="Times New Roman" fo:color="#000000" style:letter-kerning="false" fo:font-size="28pt" style:font-size-asian="28pt" style:font-size-complex="28pt" style:language-asian="bg" style:country-asian="BG"/>
    </style:style>
    <style:style style:name="T318" style:parent-style-name="Шрифтнаабзацапоподразбиране" style:family="text">
      <style:text-properties style:font-name="Times New Roman" style:font-name-asian="Times New Roman" style:font-name-complex="Times New Roman" fo:color="#000000" style:letter-kerning="false" fo:font-size="36pt" style:font-size-asian="36pt" style:font-size-complex="36pt" style:language-asian="bg" style:country-asian="BG"/>
    </style:style>
    <style:style style:name="T319" style:parent-style-name="Шрифтнаабзацапоподразбиране" style:family="text">
      <style:text-properties style:font-name="Times New Roman" style:font-name-asian="Times New Roman" style:font-name-complex="Times New Roman" fo:color="#000000" style:letter-kerning="false" fo:font-size="36pt" style:font-size-asian="36pt" style:font-size-complex="36pt" fo:language="en" fo:country="US" style:language-asian="bg" style:country-asian="BG"/>
    </style:style>
    <style:style style:name="T320" style:parent-style-name="Шрифтнаабзацапоподразбиране" style:family="text">
      <style:text-properties style:font-name="Times New Roman" style:font-name-asian="Times New Roman" style:font-name-complex="Times New Roman" fo:font-style="italic" style:font-style-asian="italic" style:font-style-complex="italic" fo:color="#000000" style:letter-kerning="false" fo:font-size="18pt" style:font-size-asian="18pt" style:font-size-complex="18pt" style:language-asian="bg" style:country-asian="BG"/>
    </style:style>
    <style:style style:name="T321" style:parent-style-name="Шрифтнаабзацапоподразбиране" style:family="text">
      <style:text-properties style:font-name="Times New Roman" style:font-name-asian="Times New Roman" style:font-name-complex="Times New Roman" fo:font-style="italic" style:font-style-asian="italic" style:font-style-complex="italic" fo:color="#000000" style:letter-kerning="false" fo:font-size="18pt" style:font-size-asian="18pt" style:font-size-complex="18pt" fo:language="en" fo:country="US" style:language-asian="bg" style:country-asian="BG"/>
    </style:style>
    <style:style style:name="T322" style:parent-style-name="Шрифтнаабзацапоподразбиране" style:family="text">
      <style:text-properties style:font-name-asian="Times New Roman" style:font-name-complex="Arial" fo:font-weight="bold" style:font-weight-asian="bold" style:font-weight-complex="bold" fo:color="#000000" style:letter-kerning="false" style:font-size-complex="12pt" style:language-asian="bg" style:country-asian="BG"/>
    </style:style>
    <style:style style:name="P323" style:parent-style-name="Нормален" style:family="paragraph">
      <style:paragraph-properties fo:margin-bottom="0in" fo:line-height="115%"/>
    </style:style>
    <style:style style:name="T324" style:parent-style-name="Шрифтнаабзацапоподразбиране" style:family="text">
      <style:text-properties style:font-name="Times New Roman" style:font-name-asian="Times New Roman" style:font-name-complex="Times New Roman" style:letter-kerning="false" style:font-size-complex="12pt" style:language-asian="bg" style:country-asian="BG"/>
    </style:style>
    <style:style style:name="T32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2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2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28" style:parent-style-name="Нормален" style:family="paragraph">
      <style:paragraph-properties fo:text-align="center" fo:margin-top="0.0694in" fo:margin-bottom="0in" fo:line-height="115%"/>
    </style:style>
    <style:style style:name="T32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30" style:parent-style-name="Нормален" style:family="paragraph">
      <style:paragraph-properties fo:margin-bottom="0in" fo:line-height="100%"/>
    </style:style>
    <style:style style:name="T331"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332" style:parent-style-name="Нормален" style:family="paragraph">
      <style:paragraph-properties fo:text-align="center" fo:margin-top="0.0694in" fo:margin-bottom="0in" fo:line-height="115%"/>
    </style:style>
    <style:style style:name="T333"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34" style:parent-style-name="Нормален" style:family="paragraph">
      <style:paragraph-properties fo:margin-bottom="0in" fo:line-height="100%"/>
    </style:style>
    <style:style style:name="T335"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336" style:parent-style-name="Нормален" style:family="paragraph">
      <style:paragraph-properties fo:text-align="center" fo:margin-top="0.0694in" fo:margin-bottom="0in" fo:line-height="115%"/>
    </style:style>
    <style:style style:name="T33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38" style:parent-style-name="Нормален" style:family="paragraph">
      <style:paragraph-properties fo:margin-bottom="0in" fo:line-height="100%"/>
    </style:style>
    <style:style style:name="T339"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340" style:parent-style-name="Нормален" style:family="paragraph">
      <style:paragraph-properties fo:text-align="center" fo:margin-top="0.0694in" fo:margin-bottom="0in" fo:line-height="115%"/>
    </style:style>
    <style:style style:name="T341" style:parent-style-name="Шрифтнаабзацапоподразбиране" style:family="text">
      <style:text-properties style:font-name="Liberation Sans" style:font-name-asian="Times New Roman" style:font-name-complex="Liberation Sans" fo:color="#000000" style:letter-kerning="false" fo:font-size="14pt" style:font-size-asian="14pt" style:font-size-complex="14pt" style:language-asian="bg" style:country-asian="BG"/>
    </style:style>
    <style:style style:name="P342" style:parent-style-name="Нормален" style:family="paragraph">
      <style:paragraph-properties fo:margin-bottom="0in" fo:line-height="100%"/>
    </style:style>
    <style:style style:name="T343"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344" style:parent-style-name="Нормален" style:family="paragraph">
      <style:paragraph-properties fo:margin-top="0.0694in" fo:margin-bottom="0.0986in" fo:line-height="115%"/>
    </style:style>
    <style:style style:name="T345"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46" style:parent-style-name="Нормален" style:family="paragraph">
      <style:paragraph-properties fo:margin-top="0.0694in" fo:margin-bottom="0.0986in" fo:line-height="115%"/>
    </style:style>
    <style:style style:name="T34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48" style:parent-style-name="Нормален" style:family="paragraph">
      <style:paragraph-properties fo:margin-top="0.0694in" fo:margin-bottom="0.0986in" fo:line-height="115%"/>
    </style:style>
    <style:style style:name="T34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50" style:parent-style-name="Нормален" style:family="paragraph">
      <style:paragraph-properties fo:margin-top="0.0694in" fo:margin-bottom="0.0986in" fo:line-height="115%"/>
    </style:style>
    <style:style style:name="T351"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52" style:parent-style-name="Нормален" style:family="paragraph">
      <style:paragraph-properties fo:margin-top="0.0694in" fo:margin-bottom="0.0986in" fo:line-height="115%"/>
    </style:style>
    <style:style style:name="T353"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54" style:parent-style-name="Нормален" style:family="paragraph">
      <style:paragraph-properties fo:margin-top="0.0694in" fo:margin-bottom="0.0986in" fo:line-height="115%"/>
    </style:style>
    <style:style style:name="T35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5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5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5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5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60"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6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6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63" style:parent-style-name="Нормален" style:family="paragraph">
      <style:paragraph-properties fo:margin-top="0.0694in" fo:margin-bottom="0.0986in" fo:line-height="115%"/>
    </style:style>
    <style:style style:name="T36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65"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6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67" style:parent-style-name="Нормален" style:family="paragraph">
      <style:paragraph-properties fo:margin-top="0.0694in" fo:margin-bottom="0.0986in" fo:line-height="115%"/>
    </style:style>
    <style:style style:name="T36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69" style:parent-style-name="Шрифтнаабзацапоподразбиране" style:family="text">
      <style:text-properties style:font-name="Liberation Sans" style:font-name-asian="Times New Roman" style:font-name-complex="Liberation Sans" fo:font-style="italic" style:font-style-asian="italic" style:font-style-complex="italic" fo:color="#000000" style:letter-kerning="false" style:font-size-complex="12pt" style:language-asian="bg" style:country-asian="BG"/>
    </style:style>
    <style:style style:name="T370"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71" style:parent-style-name="Нормален" style:family="paragraph">
      <style:paragraph-properties fo:margin-top="0.0694in" fo:margin-bottom="0.0986in" fo:line-height="115%"/>
    </style:style>
    <style:style style:name="T372"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73" style:parent-style-name="Нормален" style:family="paragraph">
      <style:paragraph-properties fo:margin-top="0.0694in" fo:margin-bottom="0.0986in" fo:line-height="115%"/>
    </style:style>
    <style:style style:name="T374"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7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76"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77" style:parent-style-name="Нормален" style:family="paragraph">
      <style:paragraph-properties fo:margin-top="0.0694in" fo:margin-bottom="0.0986in" fo:line-height="115%"/>
    </style:style>
    <style:style style:name="T37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79" style:parent-style-name="Нормален" style:family="paragraph">
      <style:paragraph-properties fo:margin-top="0.0694in" fo:margin-bottom="0.0986in" fo:line-height="115%"/>
    </style:style>
    <style:style style:name="T380"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81" style:parent-style-name="Нормален" style:family="paragraph">
      <style:paragraph-properties fo:margin-top="0.0694in" fo:margin-bottom="0.0986in" fo:line-height="115%"/>
    </style:style>
    <style:style style:name="T38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83"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8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8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8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87" style:parent-style-name="Нормален" style:family="paragraph">
      <style:paragraph-properties fo:margin-top="0.0694in" fo:margin-bottom="0.0986in" fo:line-height="115%"/>
    </style:style>
    <style:style style:name="T388"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89" style:parent-style-name="Нормален" style:family="paragraph">
      <style:paragraph-properties fo:margin-top="0.0694in" fo:margin-bottom="0.0986in" fo:line-height="115%"/>
    </style:style>
    <style:style style:name="T39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91" style:parent-style-name="Нормален" style:family="paragraph">
      <style:paragraph-properties fo:margin-top="0.0694in" fo:margin-bottom="0.0986in" fo:line-height="115%"/>
    </style:style>
    <style:style style:name="T39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93"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9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95" style:parent-style-name="Нормален" style:family="paragraph">
      <style:paragraph-properties fo:margin-top="0.0694in" fo:margin-bottom="0.0986in" fo:line-height="115%"/>
    </style:style>
    <style:style style:name="T39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9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9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99" style:parent-style-name="Нормален" style:family="paragraph">
      <style:paragraph-properties fo:margin-top="0.0694in" fo:margin-bottom="0.0986in" fo:line-height="115%"/>
    </style:style>
    <style:style style:name="T40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401" style:parent-style-name="Нормален" style:family="paragraph">
      <style:paragraph-properties fo:margin-top="0.0694in" fo:margin-bottom="0.0986in" fo:line-height="115%"/>
    </style:style>
    <style:style style:name="T40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403" style:parent-style-name="Нормален" style:family="paragraph">
      <style:paragraph-properties fo:margin-top="0.0694in" fo:margin-bottom="0.0986in" fo:line-height="115%"/>
    </style:style>
    <style:style style:name="T40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405"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40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407" style:parent-style-name="Нормален" style:family="paragraph">
      <style:paragraph-properties fo:margin-top="0.0694in" fo:margin-bottom="0.0986in" fo:line-height="115%"/>
    </style:style>
    <style:style style:name="T40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409" style:parent-style-name="Нормален" style:family="paragraph">
      <style:paragraph-properties fo:margin-top="0.0694in" fo:margin-bottom="0.0986in" fo:line-height="115%"/>
    </style:style>
    <style:style style:name="T41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41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412" style:parent-style-name="Шрифтнаабзацапоподразбиране" style:family="text">
      <style:text-properties style:font-name="Liberation Sans" style:font-name-asian="Times New Roman" style:font-name-complex="Liberation Sans" fo:font-style="italic" style:font-style-asian="italic" style:font-style-complex="italic" fo:color="#000000" style:letter-kerning="false" style:font-size-complex="12pt" style:language-asian="bg" style:country-asian="BG"/>
    </style:style>
    <style:style style:name="P413" style:parent-style-name="Нормален" style:family="paragraph">
      <style:paragraph-properties fo:margin-top="0.0694in" fo:margin-bottom="0.0986in" fo:line-height="115%"/>
    </style:style>
    <style:style style:name="T414"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415"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416"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417"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418" style:parent-style-name="Нормален" style:family="paragraph">
      <style:paragraph-properties fo:margin-top="0.0694in" fo:margin-bottom="0.0986in" fo:line-height="115%"/>
    </style:style>
    <style:style style:name="T41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420" style:parent-style-name="Нормален" style:family="paragraph">
      <style:paragraph-properties fo:margin-bottom="0in" fo:line-height="100%"/>
    </style:style>
    <style:style style:name="T421"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422" style:parent-style-name="Нормален" style:family="paragraph">
      <style:paragraph-properties fo:margin-top="0.0694in" fo:margin-bottom="0.0986in" fo:line-height="115%"/>
    </style:style>
    <style:style style:name="T423"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424"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425"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426"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42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42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429" style:parent-style-name="Шрифтнаабзацапоподразбиране" style:family="text">
      <style:text-properties style:font-name="Liberation Sans" style:font-name-asian="Times New Roman" style:font-name-complex="Liberation Sans" fo:color="#000000" style:letter-kerning="false" fo:font-size="16pt" style:font-size-asian="16pt" style:font-size-complex="16pt" style:language-asian="bg" style:country-asian="BG"/>
    </style:style>
    <style:style style:name="P430" style:parent-style-name="Нормален" style:family="paragraph">
      <style:paragraph-properties fo:background-color="#FFFFFF"/>
    </style:style>
    <style:style style:name="T431" style:parent-style-name="Шрифтнаабзацапоподразбиране" style:family="text">
      <style:text-properties style:font-name="Liberation Sans" style:font-name-complex="Liberation Sans" fo:language="en" fo:country="U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The<text:s/></text:span><text:span text:style-name="T3">Sacred Computer</text:span><text:span text:style-name="T4"><text:line-break/></text:span><text:span text:style-name="T5"><text:s/>….</text:span><text:span text:style-name="T6">a magazine about<text:s/></text:span><text:span text:style-name="T7">crazy stuff</text:span><text:span text:style-name="T8">...</text:span><text:span text:style-name="T9"><text:line-break/></text:span><text:span text:style-name="T10">ISSUE - 23 (May 2003)</text:span><draw:custom-shape svg:x="0in" svg:y="0in" svg:width="45.51042in" svg:height="0.00139in" draw:z-index="0" draw:id="id0" draw:style-name="a0" draw:name="Horizontal Line 37" text:anchor-type="as-char"><svg:title/><svg:desc/><draw:enhanced-geometry draw:type="non-primitive" svg:viewBox="0 0 21600 21600" draw:enhanced-path="M 0 0 L 21600 0 21600 21600 0 21600 Z N"/></draw:custom-shape><text:a xlink:href="https://eim.twenkid.com/old/eim22n/eim23/eim23.htm" office:target-frame-name="_top" xlink:show="replace"><text:span text:style-name="Хипервръзка">Issue 23 </text:span></text:a>  <text:a xlink:href="http://eim.twenkid.com/old" office:target-frame-name="new" xlink:show="replace"><text:span text:style-name="Хипервръзка">The Sacred C</text:span><text:span text:style-name="T11">omputer</text:span></text:a><text:line-break/>   <text:span text:style-name="T12"><text:line-break/></text:span><text:span text:style-name="T13">Todor Arnaudov</text:span><text:span text:style-name="T14"><draw:custom-shape svg:x="0.98125in" svg:y="2.83958in" svg:width="6.30208in" svg:height="0.09444in" draw:z-index="0" draw:id="id1" draw:style-name="a1" draw:name="Horizontal Line 290" text:anchor-type="as-char"><svg:title/><svg:desc/><draw:enhanced-geometry draw:type="non-primitive" svg:viewBox="0 0 21600 21600" draw:enhanced-path="M 0 0 L 21600 0 21600 21600 0 21600 Z N"/></draw:custom-shape></text:span></text:p>
      <text:p text:style-name="P15"><text:span text:style-name="T16">Thoughts on<text:s/></text:span><text:span text:style-name="T17">the A</text:span><text:span text:style-name="T18">rtificial<text:s/></text:span><text:span text:style-name="T19">T</text:span><text:span text:style-name="T20">hought</text:span><text:span text:style-name="T21"><draw:custom-shape svg:x="0.98125in" svg:y="3.52847in" svg:width="6.30208in" svg:height="0.09444in" draw:z-index="0" draw:id="id2" draw:style-name="a2" draw:name="Horizontal Line 39" text:anchor-type="as-char"><svg:title/><svg:desc/><draw:enhanced-geometry draw:type="non-primitive" svg:viewBox="0 0 21600 21600" draw:enhanced-path="M 0 0 L 21600 0 21600 21600 0 21600 Z N"/></draw:custom-shape></text:span></text:p>
      <text:p text:style-name="P22">Creativity is imitation at the level of algorithms</text:p>
      <text:p text:style-name="P23"><text:span text:style-name="T24"><draw:custom-shape svg:x="0in" svg:y="0in" svg:width="45.51042in" svg:height="0.00139in" draw:z-index="0" draw:id="id3" draw:style-name="a3" draw:name="Horizontal Line 40" text:anchor-type="as-char"><svg:title/><svg:desc/><draw:enhanced-geometry draw:type="non-primitive" svg:viewBox="0 0 21600 21600" draw:enhanced-path="M 0 0 L 21600 0 21600 21600 0 21600 Z N"/></draw:custom-shape></text:span><text:span text:style-name="T25">A</text:span><text:span text:style-name="T26">n outline</text:span><text:span text:style-name="T27"><text:s/></text:span><text:span text:style-name="T28">sketch of a<text:s/></text:span><text:span text:style-name="T29">possible</text:span><text:span text:style-name="T30"><text:s/></text:span><text:span text:style-name="T31">path of development</text:span><text:span text:style-name="T32"><text:line-break/></text:span><text:span text:style-name="T33">of the Artificial Intelligence "Emil"</text:span><text:span text:style-name="T34"><draw:custom-shape svg:x="0.98125in" svg:y="5.17014in" svg:width="6.30208in" svg:height="0.09444in" draw:z-index="0" draw:id="id4" draw:style-name="a4" draw:name="Horizontal Line 41" text:anchor-type="as-char"><svg:title/><svg:desc/><draw:enhanced-geometry draw:type="non-primitive" svg:viewBox="0 0 21600 21600" draw:enhanced-path="M 0 0 L 21600 0 21600 21600 0 21600 Z N"/></draw:custom-shape></text:span><text:span text:style-name="T35">Ideas on the "Emil" project, 24.4.2003 - 4.5.2003</text:span></text:p>
      <text:p text:style-name="P36">Naming the attempts<text:span text:style-name="T37">:</text:span></text:p>
      <text:p text:style-name="P38">The varieties representing<text:s/><text:span text:style-name="T39">programs</text:span><text:s/>imitating human creativity will probably be named like this: "Emil,<text:s/>experiment<text:span text:style-name="T40"><text:s/></text:span>1", "Emil,<text:s/>experiment<text:span text:style-name="T41"><text:s/></text:span>2", etc. or Emil-1, Emil-2,..., Emil-246...,...; or: 1,2,3,4,5; they will probably also have "human" names: "Starter", "Assistant", "Sound Master"<text:span text:style-name="Препраткакъмбележкаподлиния"><text:note text:note-class="footnote" text:id="_ftn0"><text:note-citation>1</text:note-citation><text:note-body><text:p text:style-name="Текстподлиния"><text:s/><text:span text:style-name="T42">A project with that name existed since late 2000 – for modifiying of records of voice</text:span></text:p></text:note-body></text:note></text:span>, "Musician", "<text:span text:style-name="T43">Harmoniumist</text:span>"<text:span text:style-name="Препраткакъмбележкаподлиния"><text:note text:note-class="footnote" text:id="_ftn1"><text:note-citation>2</text:note-citation><text:note-body><text:p text:style-name="Текстподлиния"><text:s/><text:span text:style-name="T44">Harmoniumist<text:s/></text:span><text:span text:style-name="T45">–<text:s/></text:span>Благозвучник;<text:s/><text:span text:style-name="T46">the Bulgarian word is a neologism for a maker of harmonious sounds</text:span></text:p></text:note-body></text:note></text:span>, "Draw<text:span text:style-name="T47">er</text:span>"<text:span text:style-name="Препраткакъмбележкаподлиния"><text:note text:note-class="footnote" text:id="_ftn2"><text:note-citation>3</text:note-citation><text:note-body><text:p text:style-name="Текстподлиния"><text:s/><text:span text:style-name="T48">Drawer – one who draws pictures; artist</text:span></text:p></text:note-body></text:note></text:span>, "Illustrator", "Composer,<text:s/><text:span text:style-name="T49">”Personifier”</text:span>/"Embodiment<text:span text:style-name="T50">er</text:span>"<text:span text:style-name="Препраткакъмбележкаподлиния"><text:note text:note-class="footnote" text:id="_ftn3"><text:note-citation>4</text:note-citation><text:note-body><text:p text:style-name="Текстподлиния"><text:s/>„Олицетворенец“,<text:s/><text:span text:style-name="T51">from<text:s/></text:span>„олицетворение“; въплащение.</text:p></text:note-body></text:note></text:span>, "Poet", "Connoisseur"<text:span text:style-name="Препраткакъмбележкаподлиния"><text:note text:note-class="footnote" text:id="_ftn4"><text:note-citation>5</text:note-citation><text:note-body><text:p text:style-name="Текстподлиния"><text:s/>Connoisseur<text:span text:style-name="T52"><text:s/>–<text:s/></text:span>познавач;<text:span text:style-name="T53"><text:s/>one who knows, who guesses, who recognizes</text:span></text:p></text:note-body></text:note></text:span>, "<text:span text:style-name="T54">Face Recaller</text:span>"<text:span text:style-name="Препраткакъмбележкаподлиния"><text:note text:note-class="footnote" text:id="_ftn5"><text:note-citation>6</text:note-citation><text:note-body><text:p text:style-name="Текстподлиния"><text:span text:style-name="T55"><text:s/>Face Recaller –<text:s/></text:span>Ликопомнец,<text:s/>Lycopomnets<text:s/>–<text:s/><text:span text:style-name="T56">one who can remember, recall faces</text:span></text:p></text:note-body></text:note></text:span>, "<text:span text:style-name="T57">Joker</text:span>"<text:span text:style-name="Препраткакъмбележкаподлиния"><text:note text:note-class="footnote" text:id="_ftn6"><text:note-citation>7</text:note-citation><text:note-body><text:p text:style-name="Текстподлиния"><text:s/><text:span text:style-name="T58">Joker –<text:s/></text:span>Шегобиец</text:p></text:note-body></text:note></text:span>, "Storyteller", "Translator", "Searcher", "Arranger", "Babbler"<text:span text:style-name="Препраткакъмбележкаподлиния"><text:note text:note-class="footnote" text:id="_ftn7"><text:note-citation>8</text:note-citation><text:note-body><text:p text:style-name="Текстподлиния"><text:s/><text:span text:style-name="T59">Babbler –<text:s/></text:span>Бърборко;<text:s/><text:span text:style-name="T60">somebody who speaks a lot.</text:span></text:p></text:note-body></text:note></text:span>, "Player of...", "Cleaner", "Eloquent", "<text:span text:style-name="T61">Word-Entangler</text:span>"<text:span text:style-name="Препраткакъмбележкаподлиния"><text:note text:note-class="footnote" text:id="_ftn8"><text:note-citation>9</text:note-citation><text:note-body><text:p text:style-name="Текстподлиния"><text:s/>Wor<text:span text:style-name="T62">d-entangler –<text:s/></text:span>Словозаврънкулковец –<text:s/><text:span text:style-name="T63">a neologism for creative verbose writing, invention of complex expressions etc.<text:s/></text:span></text:p></text:note-body></text:note></text:span><text:s/>and whatever else comes to mind, until the goal is reached - the all-powerful "Creator"<text:span text:style-name="Препраткакъмбележкаподлиния"><text:note text:note-class="footnote" text:id="_ftn9"><text:note-citation>10</text:note-citation><text:note-body><text:p text:style-name="Текстподлиния"><text:s/>"Пускач", "Помощник", "Звуков господар", "Музикант", "Благозвучник", "Рисувач", "Изобразител", "Съчинител", "Олицетворенец", "Стихоплетец", "Познавач", "Ликопомнец", "Шегобиец", "Приказливец", "Преводач", "Търсач", "Подреждач", "Бърборко", "Играч на...", "Чистач", "Красноречив", "Словозаврънкулковец"<text:s/><text:span text:style-name="T64">…<text:s/></text:span>"Творец".</text:p></text:note-body></text:note></text:span>.</text:p>
      <text:p text:style-name="P65"/>
      <text:p text:style-name="Нормален"/>
      <text:p text:style-name="P66"><text:span text:style-name="T67">Emil's development guidelines</text:span></text:p>
      <text:p text:style-name="P68">The first programming attempts (it is not clear when the first attempts will appear) will perhaps be simple creators of (for example):</text:p>
      <text:p text:style-name="P69">- sentences<text:line-break/>- conversations<text:line-break/>- poems<text:line-break/>- short stories in words<text:line-break/>- sounds<text:line-break/>- music<text:line-break/>- images</text:p>
      <text:p text:style-name="P70">The creators will be trained by perceiving imaginary objects - information entities (also called <text:span text:style-name="T71">scrolls</text:span>) in the form of words, sounds, images, various formats of computer scrolls (file formats). The creators will look for dependencies between the submitted scrolls, will collect the scrolls (or part of them, due to, of course, limited memory) and the discovered dependencies in their memory. Using what they have learned, they will create new works.</text:p>
      <text:p text:style-name="P72">"The "machine haters" and those who deny Artificial Intelligence "defend" their position with a statement that sounds approximately like this: <text:span text:style-name="T73">"the machine could never create something original, because it will always repeat what is embedded in it by man or at most imitate him</text:span> ." Of course, it is true.</text:p>
      <text:p text:style-name="P74"><text:span text:style-name="T75">Creativity is imitation. But imitation at the level of ALGORITHMS. Different minds use different INPUT DATA for their, otherwise SIMILAR ALGORITHMS and DIFFERENT OUTPUT DATA are obtained - ART, for example. The "stronger" the mind, the more transparent for it this truth becomes, on which it itself relies, the better the mind separates, e.g. styles in art - SIMILAR ALGORITHMS, regardless of the fact that different input data are used - e.g. the specific thing drawn. The essence of the mind, according to the "author of these thoughts" (oh, how cold this way of expression is... let me "warm it up").</text:span></text:p>
      <text:p text:style-name="P76"><text:span text:style-name="T77">In my opinion, one of the main essences of intelligence</text:span> (just as I was wondering what "intelligent input data" was, it became clear to me) <text:span text:style-name="T78">is the RECOGNITION OF ALGORITHMS.</text:span></text:p>
      <text:p text:style-name="P79">Man also imitates - he has no other choice, because in order to create,<text:s/><text:span text:style-name="T80">R</text:span>eason<text:span text:style-name="Препраткакъмбележкаподлиния"><text:note text:note-class="footnote" text:id="_ftn10"><text:note-citation>11</text:note-citation><text:note-body><text:p text:style-name="Текстподлиния"><text:s/>„Разумът“,<text:s/><text:span text:style-name="T81">the capacity of general intelligence; a general intelligence, the intelligent agent</text:span></text:p></text:note-body></text:note></text:span><text:s/>must know what to create, it must be given goals from somewhere, which as a consequence lead to creativity, to thinking.</text:p>
      <text:soft-page-break/>
      <text:p text:style-name="P82">Man has senses through which he learns about the world, understands what is "required of him." At birth, human reason is not even reason, but only the germ of one (see below), and it takes time to learn what it should imitate.</text:p>
      <text:p text:style-name="P83">In the language of "Emil", <text:span text:style-name="T84">the algorithm that introduces works and searches for dependencies in them is called the "germ of<text:s/></text:span><text:span text:style-name="T85">intelligence</text:span><text:span text:style-name="T86">" (G</text:span><text:span text:style-name="T87">I</text:span><text:span text:style-name="T88">).</text:span> (See also <text:a xlink:href="https://eim.twenkid.com/old/eim22n/eimworld13/izint_13.html" office:target-frame-name="_top" xlink:show="replace"><text:span text:style-name="Хипервръзка">"Man and the Thinking Machine" (Analysis of the possibility of creating a Thinking Machine and some shortcomings of man and organic matter in<text:s/></text:span><text:span text:style-name="T89">comparison to it</text:span><text:span text:style-name="Хипервръзка">)</text:span></text:a>, magazine "The Sacred<text:s/><text:span text:style-name="T90">Computer</text:span>" No. 13, Dec. 2001)</text:p>
      <text:p text:style-name="P91"><text:span text:style-name="T92">The germ of<text:s/></text:span><text:span text:style-name="T93">intelligence</text:span><text:span text:style-name="T94"><text:s/>is, for example, the human brain when it is in the body of a newborn child.</text:span></text:p>
      <text:p text:style-name="P95"><text:span text:style-name="T96">According to "Emil's" understanding so far, the creation of Artificial Intelligence consists of finding a "viable embryo", i.e. a sufficiently complex initial algorithm capable of collecting any other algorithms and information of any kind, and using them to improve its work.</text:span></text:p>
      <text:p text:style-name="P97">The AI ​​itself does not need to show signs of intelligence immediately after it is "born", precisely because it is a germ, not a "mature" intelligence. Through training in a reasonable environment, however, the germ is able to "mature" into an intelligent being. One of its abilities is to <text:span text:style-name="T98">output information similar to the input. If it is given "reasonable input", it will also output such. Let us emphasize, similar, not the same.</text:span> What does "reasonable input" mean?</text:p>
      <text:p text:style-name="P99">The question is complicated because there is no clear definition of "<text:span text:style-name="T100">general intelligence</text:span>"<text:span text:style-name="Препраткакъмбележкаподлиния"><text:note text:note-class="footnote" text:id="_ftn11"><text:note-citation>12</text:note-citation><text:note-body><text:p text:style-name="Текстподлиния"><text:s/>Разум</text:p></text:note-body></text:note></text:span><text:span text:style-name="T101"><text:s/>(reason),</text:span><text:s/>so it is not "clear" to us what we should answer.<text:line-break/><text:span text:style-name="T102">H</text:span>owever,<text:span text:style-name="T103"><text:s/>an idea that<text:s/></text:span>easily occurs to me<text:span text:style-name="T104"><text:s/>is</text:span><text:s/>that one possible answer would be to ask what "similar" means.<text:span text:style-name="T105"><text:line-break/></text:span><text:line-break/>The answer is now simpler:</text:p>
      <text:p text:style-name="P106"><text:span text:style-name="T107">Similar information entities can be described by repeating or similar ALGORITHMS. For example, tests of the power of reason are tests of its ability to find algorithms - dependencies.</text:span></text:p>
      <text:p text:style-name="P108">The AI ​​uses the environment as a means of obtaining algorithms and data. The AI ​​gains access to the environment through its senses (senses, sensors, transducers). For the AI, built as a<text:s/><text:span text:style-name="T109">program</text:span><text:span text:style-name="T110"><text:note text:note-class="footnote" text:id="_ftn12"><text:note-citation>13</text:note-citation><text:note-body><text:p text:style-name="Текстподлиния"><text:s/>Предписание (<text:span text:style-name="T111">a neologism in Bulgarian from the Yunashki dialect meaning a program)</text:span></text:p></text:note-body></text:note></text:span><text:span text:style-name="T112"><text:s/></text:span>for a computer, the senses also represent programs.</text:p>
      <text:p text:style-name="P113">In general, <text:span text:style-name="T114">the artists will represent attempts to grasp the "germs of intelligence"</text:span> .</text:p>
      <text:p text:style-name="P115">Let us briefly describe again, approximately, what we understand by "germ of intelligence":</text:p>
      <text:soft-page-break/>
      <text:p text:style-name="P116"><text:span text:style-name="T117">Seeds of Mind</text:span><text:span text:style-name="T118">,<text:s/></text:span><text:span text:style-name="T119">S</text:span><text:span text:style-name="T120">M</text:span><text:span text:style-name="T121">: </text:span><text:span text:style-name="T122">Coherently operating basic algorithms that learn and execute new algorithms. For the operation of the algorithms, for their "feeding", non-algorithmic memories - data - are also accumulated.</text:span></text:p>
      <text:p text:style-name="P123"><text:span text:style-name="T124">The goal of "</text:span><text:span text:style-name="T125">Razum</text:span><text:span text:style-name="T126">"</text:span><text:span text:style-name="T127"><text:note text:note-class="footnote" text:id="_ftn13"><text:note-citation>14</text:note-citation><text:note-body><text:p text:style-name="Текстподлиния"><text:s/><text:span text:style-name="T128">“</text:span>Разум“,<text:s/><text:span text:style-name="T129">Society “Razum”” (Mind, Reason, General Intelligence)</text:span></text:p></text:note-body></text:note></text:span><text:span text:style-name="T130">, or "Emil" (many names can be used - for variety) is, as the experiments develop, for the embryos to become more "responsible" - their creativity to be able to better respond to the input information; to adapt better to the examples of art and the<text:s/></text:span><text:span text:style-name="T131">[virtual]<text:s/></text:span><text:span text:style-name="T132">worlds in which they are taught to exist; to respond to direct inquiries...</text:span><text:span text:style-name="T133"><text:line-break/> </text:span><text:span text:style-name="T134"><text:line-break/>In order to reach the Goal - intelligence comparable to human, the different types of creators must begin to flow into each other and gradually merge completely.</text:span></text:p>
      <text:p text:style-name="P135">"Razum" is still a "one-man society" looking for like-minded people trying to unravel thought.</text:p>
      <text:p text:style-name="Нормален"><draw:custom-shape svg:x="0in" svg:y="0in" svg:width="45.51042in" svg:height="0.00139in" draw:z-index="0" draw:id="id5" draw:style-name="a5" draw:name="Horizontal Line 42" text:anchor-type="as-char"><svg:title/><svg:desc/><draw:enhanced-geometry draw:type="non-primitive" svg:viewBox="0 0 21600 21600" draw:enhanced-path="M 0 0 L 21600 0 21600 21600 0 21600 Z N"/></draw:custom-shape></text:p>
      <text:p text:style-name="P136"><text:a xlink:href="mailto:dzbe@mail.bg" office:target-frame-name="_top" xlink:show="replace"><text:span text:style-name="T137">© Todor Iliev Arnaudov (Tosh)</text:span></text:a><text:span text:style-name="T138"><text:s/></text:span><text:span text:style-name="T139"><text:line-break/></text:span><text:span text:style-name="T140">Writer of </text:span><text:a xlink:href="http://eim.hit.bg/" office:target-frame-name="new" xlink:show="replace"><text:span text:style-name="T141">"The Sacred C</text:span><text:span text:style-name="T142">omputer</text:span><text:span text:style-name="T143">"</text:span></text:a><text:span text:style-name="T144"><text:s/>[eim.hit.bg]</text:span><text:span text:style-name="T145"><text:s/></text:span><text:a xlink:href="http://eim.twenkid.com/old" office:target-frame-name="_top" xlink:show="replace"><text:span text:style-name="T146">http://eim.twe</text:span><text:bookmark-start text:name="_Hlt199741145"/><text:bookmark-start text:name="_Hlt199741146"/><text:span text:style-name="T147">n</text:span><text:bookmark-end text:name="_Hlt199741145"/><text:bookmark-end text:name="_Hlt199741146"/><text:span text:style-name="T148">kid.com/old</text:span></text:a><text:span text:style-name="T149"><text:s/></text:span><text:span text:style-name="T150"><text:line-break/>Plovdiv, 4.5.2003</text:span> Read more articles by Tosh an<text:span text:style-name="T151">d other authors at<text:s/></text:span><text:a xlink:href="http://bgit.net/" office:target-frame-name="_top" xlink:show="replace"><text:span text:style-name="Хипервръзка">http://bgit.net</text:span></text:a><text:span text:style-name="T152"><text:s/>[old]</text:span><text:span text:style-name="T153"><text:line-break/>…</text:span><text:span text:style-name="T154"><text:line-break/></text:span><text:span text:style-name="T155"><text:line-break/></text:span><text:span text:style-name="T156">Notes</text:span><text:span text:style-name="T157"><text:s/></text:span><text:span text:style-name="T158">2.6.2025</text:span><text:span text:style-name="T159">:</text:span><text:span text:style-name="T160"><text:line-break/></text:span><text:span text:style-name="T161"><text:line-break/></text:span><text:span text:style-name="T162">The Bulgarian Prophecies<text:s/></text:span><text:span text:style-name="T163">by</text:span><text:span text:style-name="T164"><text:s/></text:span><text:span text:style-name="T165">the</text:span><text:span text:style-name="T166"><text:s/>teenage</text:span><text:span text:style-name="T167"><text:s/>prodigy of AGI</text:span><text:span text:style-name="T168"><text:line-break/></text:span><text:span text:style-name="T169"><text:line-break/></text:span><text:span text:style-name="T170">At the time of the original publication, the author was an 18-years old high school student during the last month of the 12-th grade. A few weeks later he publishes the world’s first modern AI strategy – this story is explained in details in a book recently published at SIGI-2025 (currently in Bulgarian):</text:span><text:span text:style-name="T171"><text:line-break/></text:span><text:span text:style-name="T172"><text:line-break/></text:span><text:span text:style-name="T173">* Todor Iliev Arnaudov - Tosh,</text:span><text:span text:style-name="T174"><text:s/></text:span><text:span text:style-name="T175">The First Modern AI strategy was published by an 18-year old Bulgarian in 2003</text:span><text:span text:style-name="T176"><text:s/>and repeated and implemented by the whole world 15-20 years later: The Bulgarian Prophecies: How would I invest one million for the greatest benefit for my country</text:span><text:span text:style-name="T177"><text:line-break/></text:span><text:span text:style-name="T178">*<text:s/></text:span><text:a xlink:href="https://github.com/Twenkid/SIGI-2025/blob/main/Purvata_Strategiya_UIR_AGI_2003_Arnaudov_SIGI-2025_31-3-2025.pdf" office:target-frame-name="_top" xlink:show="replace"><text:span text:style-name="T179">https://github.com/Twenkid/SIGI-2025/blob/main/Purvata_Strategiya_UIR_AGI_2003_Arnaudov_SIGI-2025_31-3-2025.pdf</text:span></text:a><text:span text:style-name="T180"><text:s/></text:span><text:span text:style-name="T181"><text:line-break/></text:span><text:span text:style-name="T182"><text:s/></text:span><text:span text:style-name="T183"><text:tab/></text:span><text:span text:style-name="T184">A machine translat</text:span><text:span text:style-name="T185">ed</text:span><text:span text:style-name="T186"><text:s/>copy and links to the initial essay proposing the AI strategy for research and development which continues the ideas from the work from<text:s/></text:span><text:soft-page-break/><text:span text:style-name="T187">this document:</text:span><text:span text:style-name="T188"><text:line-break/>*<text:s/></text:span><text:a xlink:href="https://translate.google.com/translate?sl=auto&amp;tl=en&amp;u=https://artificial-mind.blogspot.com/2020/07/interdisciplinary-research-institute.html" office:target-frame-name="_top" xlink:show="replace"><text:span text:style-name="T189">https://translate.google.com/translate?sl=auto&amp;tl=en&amp;u=https://artificial-mind.blogspot.com/2020/07/interdisciplinary-research-institute.html</text:span></text:a><text:span text:style-name="T190"><text:line-break/></text:span><text:span text:style-name="T191"><text:line-break/>All are part of the “Theory of Universe and Mind”</text:span><text:span text:style-name="T192">, 2001-2004</text:span><text:span text:style-name="T193"><text:s/>– see on SIGI-2025.</text:span><text:span text:style-name="T194"><text:line-break/>…</text:span><text:span text:style-name="T195"><text:line-break/></text:span><text:span text:style-name="T196"><text:line-break/></text:span><text:span text:style-name="T197">It was possible to<text:s/></text:span><text:span text:style-name="T198">implement</text:span><text:span text:style-name="T199"><text:s/></text:span><text:span text:style-name="T200">the roadmap</text:span><text:span text:style-name="T201"><text:s/>back<text:s/></text:span><text:span text:style-name="T202">in the 2000s</text:span></text:p>
      <text:p text:style-name="P203"><text:span text:style-name="T204">I am sure a lot of it could have been implemented</text:span><text:span text:style-name="T205">,<text:s/></text:span><text:span text:style-name="T206">I</text:span><text:span text:style-name="T207"><text:s/>myself</text:span><text:span text:style-name="T208"><text:s/>could have implemented it</text:span><text:span text:style-name="T209"><text:s/>back then</text:span><text:span text:style-name="T210"><text:s/>to some extent</text:span><text:span text:style-name="T211"><text:s/>in mid-late 2000s if I could have the focus and a bit of partners and resource</text:span><text:span text:style-name="T212">s: I don’t think</text:span><text:span text:style-name="T213"><text:s/>monstrous computers</text:span><text:span text:style-name="T214"><text:s/>of today or even mid-2010s</text:span><text:span text:style-name="T215"><text:s/>scale of</text:span><text:span text:style-name="T216"><text:s/></text:span><text:span text:style-name="T217">GPU servers and supercompu</text:span><text:span text:style-name="T218">t</text:span><text:span text:style-name="T219">ers<text:s/></text:span><text:span text:style-name="T220">were<text:s/></text:span><text:span text:style-name="T221">required</text:span><text:span text:style-name="T222"><text:s/>for solving this problems in principle</text:span><text:span text:style-name="T223"><text:s/>the way I thought and think about it</text:span><text:span text:style-name="T224">.</text:span><text:span text:style-name="T225"><text:s/></text:span><text:span text:style-name="T226">T</text:span><text:span text:style-name="T227">he huge scale of compute</text:span><text:span text:style-name="T228"><text:note text:note-class="footnote" text:id="_ftn14"><text:note-citation>15</text:note-citation><text:note-body><text:p text:style-name="Текстподлиния"><text:s/><text:span text:style-name="T229">However see the discussion about efficiency in “Is Mortal Computation for the Creation of Universal Thinking Machines?”, Todor Arnaudov, 2025:<text:s/></text:span><text:a xlink:href="https://artificial-mind.blogspot.com/2025/04/is-mortal-computation-required-for-AGI-universal-thinking-machines.html" office:target-frame-name="_top" xlink:show="replace"><text:span text:style-name="Хипервръзка">https://artifi</text:span><text:bookmark-start text:name="_Hlt199745387"/><text:bookmark-start text:name="_Hlt199745388"/><text:span text:style-name="Хипервръзка">c</text:span><text:bookmark-end text:name="_Hlt199745387"/><text:bookmark-end text:name="_Hlt199745388"/><text:span text:style-name="Хипервръзка">ial-mind.blogspot.com/2025/04/is-mortal-computation-required-for-AGI-universal-thinking-machines.html</text:span></text:a><text:span text:style-name="T230"><text:s text:c="2"/>(as of 2.6.2025 published in in Bulgarian)</text:span></text:p></text:note-body></text:note></text:span><text:span text:style-name="T231"><text:s/>is possibly even</text:span><text:span text:style-name="T232"><text:s/></text:span><text:span text:style-name="T233">less<text:s/></text:span><text:span text:style-name="T234">required</text:span><text:span text:style-name="T235"><text:s/>now<text:s/></text:span><text:span text:style-name="T236">–<text:s/></text:span><text:span text:style-name="T237">I’ll explain why and how in details</text:span><text:span text:style-name="T238"><text:s/>in the future</text:span><text:span text:style-name="T239"><text:s/>- some hints are in other publications of mine regarding “multi-intra-interdisciplinary blindness” etc. See references in the soon coming paper<text:s/></text:span><text:span text:style-name="T240">“Calculus of Art I: Music I</text:span><text:span text:style-name="T241">”, written as a draft in late 2012, but not published, now coming with a few new notes.</text:span><text:span text:style-name="T242"><text:line-break/>See also the following book “</text:span><text:span text:style-name="T243">The Prophets of the Thinking Machines: (…)”</text:span><text:span text:style-name="T244"><text:s/>and then<text:s/></text:span><text:span text:style-name="T245">“Creation of Thinking Machines”<text:s/></text:span><text:span text:style-name="T246">(working title).</text:span><text:span text:style-name="T247"><text:line-break/></text:span><text:span text:style-name="T248"><text:line-break/></text:span><text:span text:style-name="T249">*<text:s/></text:span><text:span text:style-name="T250">See the</text:span><text:span text:style-name="T251"><text:s/>complete</text:span><text:span text:style-name="T252"><text:s/>original<text:s/></text:span><text:span text:style-name="T253">text<text:s/></text:span><text:span text:style-name="T254">of this work<text:s/></text:span><text:span text:style-name="T255">in Bulgarian</text:span><text:span text:style-name="T256"><text:s/>below</text:span><text:span text:style-name="T257"><text:s/>and original sources:</text:span><text:span text:style-name="T258"><text:line-break/>*<text:s/></text:span><text:a xlink:href="https://www.oocities.org/eimworld/eim22n/eim23/emil04052003.htm" office:target-frame-name="_top" xlink:show="replace"><text:span text:style-name="T259">https://www.oocities.org/eimworld/eim22n/eim23/emil04052003.htm</text:span></text:a><text:span text:style-name="T260"><text:s/></text:span><text:span text:style-name="T261"><text:line-break/></text:span><text:a xlink:href="https://web.archive.org/web/20050128152214/http:/www.geocities.com/eimworld/eim22n/eim23/emil04052003.htm" office:target-frame-name="_top" xlink:show="replace"><text:span text:style-name="T262">https://web.archive.org/web/20050128152214/http://www.geocities.com/eimworld/eim22n/eim23/emil04052003.htm</text:span></text:a><text:span text:style-name="T263"><text:s/></text:span><text:span text:style-name="T264"><text:line-break/>*<text:s/></text:span><text:a xlink:href="https://eim.twenkid.com/old/eim22n/eim23/emil04052003.htm" office:target-frame-name="_top" xlink:show="replace"><text:span text:style-name="T265">https://eim.twenkid.com/old/eim22n/eim23/emil04052003.htm</text:span></text:a><text:span text:style-name="T266"><text:s/></text:span><text:span text:style-name="T267"><text:line-break/></text:span><text:a xlink:href="https://web.archive.org/web/20050321092907/http:/eim.hit.bg:80/eim22n/eim23/emil04052003.htm" office:target-frame-name="_top" xlink:show="replace"><text:span text:style-name="T268">https://web.archive.org/web/20050321092907/http://eim.hit.bg:80/eim22n/eim23/emil04052003.htm</text:span></text:a><text:span text:style-name="T269"><text:s/></text:span><text:span text:style-name="T270"><text:line-break/></text:span><text:span text:style-name="T271"><text:line-break/></text:span><text:span text:style-name="T272"><text:s/></text:span><text:span text:style-name="T273"><text:tab/></text:span><text:span text:style-name="T274">This<text:s/></text:span><text:span text:style-name="T275">copy,<text:s/></text:span><text:span text:style-name="T276">document and translation is pubished on 2.6.2025 (June 2-nd 2025) at the year-long virtual conference Thinking Machines 2025/ SIGI-2025 (Self-Improving General Intelligence):<text:s/></text:span><text:a xlink:href="https://github.com/SIGI-2025" office:target-frame-name="_top" xlink:show="replace"><text:span text:style-name="T277">https://github.com/SIGI-2025</text:span></text:a><text:span text:style-name="T278"><text:line-break/></text:span><text:span text:style-name="T279">The Sacred Computer: Thinking Machines, Creativity and Human Development</text:span><text:span text:style-name="T280"><text:s text:c="3"/></text:span><text:span text:style-name="T281"><text:line-break/></text:span><text:span text:style-name="T282"><text:line-break/>Contacts</text:span><text:span text:style-name="T283"><text:s/>and newer addresses</text:span><text:span text:style-name="T284">: <text:s/></text:span><text:a xlink:href="http://artificial-mind.blogspot.com" office:target-frame-name="_top" xlink:show="replace"><text:span text:style-name="T285">http://artificial-mind.blogspot.com</text:span></text:a><text:span text:style-name="T286"><text:s text:c="3"/></text:span><text:span text:style-name="T287"><text:s text:c="2"/></text:span><text:a xlink:href="https://github.com/Twenkid" office:target-frame-name="_top" xlink:show="replace"><text:span text:style-name="T288">https://github.com/Twenkid</text:span></text:a><text:span text:style-name="T289"><text:s text:c="4"/></text:span><text:a xlink:href="http://eim.twenkid.com" office:target-frame-name="_top" xlink:show="replace"><text:span text:style-name="T290">http://eim.twenkid.com</text:span></text:a><text:span text:style-name="T291"><text:s text:c="5"/></text:span><text:a xlink:href="http://twenkid.com" office:target-frame-name="_top" xlink:show="replace"><text:span text:style-name="T292">http://twenkid.com</text:span></text:a><text:span text:style-name="T293"><text:s text:c="3"/></text:span><text:span text:style-name="T294"><text:line-break/></text:span><text:span text:style-name="T295"><text:line-break/></text:span><text:soft-page-break/><text:span text:style-name="T296">The Sacred Computer is inviting partners and supporters</text:span><text:span text:style-name="T297"><text:s/>and participants on SIGI-2025 and the following SIGI-2026!</text:span><text:span text:style-name="T298"><text:line-break/>…</text:span><text:span text:style-name="T299"><text:line-break/>Translated with Google Translate/Chrome with several editions (“Holy counter”, “Calculator”, “experience 1…”, notes about reason (mind, general intelligence).</text:span><text:span text:style-name="T300"><text:line-break/>Variations of: Seeds, Embryos, germs of mind; intelligence, reason, general intelligence, (</text:span><text:span text:style-name="T301">Зародиши</text:span><text:span text:style-name="T302"><text:s/></text:span><text:span text:style-name="T303">на разум)</text:span><text:span text:style-name="T304">.<text:s/></text:span><text:span text:style-name="T305"><text:line-break/></text:span><text:span text:style-name="T306"><text:line-break/>This subtitle was edited to:<text:s/></text:span><text:span text:style-name="T307">“An outline sketch of a possible path of development of the Artificial Intelligence "Emil"</text:span><text:span text:style-name="T308"><text:s/>from the first offered machine translation, which was more literal, but “</text:span><text:span text:style-name="T309">бегъл“</text:span><text:span text:style-name="T310"><text:s/>was not translated well:<text:s/></text:span><text:span text:style-name="T311"><text:line-break/></text:span><text:span text:style-name="T312">„A possible, roughly outlined path of development of the Artificial Intelligence "Emil“<text:s/></text:span></text:p>
      <text:p text:style-name="P313"/>
      <text:p text:style-name="P314"/>
      <text:p text:style-name="P315"><text:span text:style-name="T316">Свещеният сметач</text:span><text:span text:style-name="T317"><text:s/></text:span><text:span text:style-name="T318">-</text:span><text:span text:style-name="T319"><text:s/></text:span><text:span text:style-name="T320">списание за щуротии...</text:span><text:span text:style-name="T321"><text:line-break/></text:span><text:span text:style-name="T322">БРОЙ - 23 (май 2003)</text:span></text:p>
      <text:p text:style-name="P323"><text:span text:style-name="T324"><draw:custom-shape svg:x="0in" svg:y="0in" svg:width="45.51042in" svg:height="0.00139in" draw:z-index="0" draw:id="id6" draw:style-name="a6" draw:name="Horizontal Line 252" text:anchor-type="as-char"><svg:title/><svg:desc/><draw:enhanced-geometry draw:type="non-primitive" svg:viewBox="0 0 21600 21600" draw:enhanced-path="M 0 0 L 21600 0 21600 21600 0 21600 Z N"/></draw:custom-shape></text:span><text:a xlink:href="https://eim.twenkid.com/old/eim22n/eim23/eim23.htm" office:target-frame-name="_top" xlink:show="replace"><text:span text:style-name="T325">Брой 23</text:span></text:a><text:span text:style-name="T326">  </text:span><text:a xlink:href="http://eim.hit.bg/" office:target-frame-name="new" xlink:show="replace"><text:span text:style-name="T327">Свещеният сметач</text:span></text:a></text:p>
      <text:p text:style-name="P328"><text:span text:style-name="T329">Тодор Арнаудов</text:span></text:p>
      <text:p text:style-name="P330"><text:span text:style-name="T331"><draw:custom-shape svg:x="0.98125in" svg:y="3.37708in" svg:width="6.30208in" svg:height="0.09444in" draw:z-index="0" draw:id="id7" draw:style-name="a7" draw:name="Horizontal Line 253" text:anchor-type="as-char"><svg:title/><svg:desc/><draw:enhanced-geometry draw:type="non-primitive" svg:viewBox="0 0 21600 21600" draw:enhanced-path="M 0 0 L 21600 0 21600 21600 0 21600 Z N"/></draw:custom-shape></text:span></text:p>
      <text:p text:style-name="P332"><text:span text:style-name="T333">Мисли за изкуствената мисъл</text:span></text:p>
      <text:p text:style-name="P334"><text:span text:style-name="T335"><draw:custom-shape svg:x="0in" svg:y="0in" svg:width="45.51042in" svg:height="0.00139in" draw:z-index="0" draw:id="id8" draw:style-name="a8" draw:name="Horizontal Line 254" text:anchor-type="as-char"><svg:title/><svg:desc/><draw:enhanced-geometry draw:type="non-primitive" svg:viewBox="0 0 21600 21600" draw:enhanced-path="M 0 0 L 21600 0 21600 21600 0 21600 Z N"/></draw:custom-shape></text:span></text:p>
      <text:p text:style-name="P336"><text:span text:style-name="T337">Творчеството е подражание на ниво алгоритми</text:span></text:p>
      <text:p text:style-name="P338"><text:span text:style-name="T339"><draw:custom-shape svg:x="0in" svg:y="0in" svg:width="45.51042in" svg:height="0.00139in" draw:z-index="0" draw:id="id9" draw:style-name="a9" draw:name="Horizontal Line 255" text:anchor-type="as-char"><svg:title/><svg:desc/><draw:enhanced-geometry draw:type="non-primitive" svg:viewBox="0 0 21600 21600" draw:enhanced-path="M 0 0 L 21600 0 21600 21600 0 21600 Z N"/></draw:custom-shape></text:span></text:p>
      <text:p text:style-name="P340"><text:span text:style-name="T341">Възможен, бегло начертан път на развитие на Изкуствения разум "Емил"</text:span></text:p>
      <text:p text:style-name="P342"><text:span text:style-name="T343"><draw:custom-shape svg:x="0in" svg:y="0in" svg:width="45.51042in" svg:height="0.00139in" draw:z-index="0" draw:id="id10" draw:style-name="a10" draw:name="Horizontal Line 278" text:anchor-type="as-char"><svg:title/><svg:desc/><draw:enhanced-geometry draw:type="non-primitive" svg:viewBox="0 0 21600 21600" draw:enhanced-path="M 0 0 L 21600 0 21600 21600 0 21600 Z N"/></draw:custom-shape></text:span></text:p>
      <text:p text:style-name="P344"><text:span text:style-name="T345">Идеи върху проекта "Емил", 24.4.2003 - 4.5.2003</text:span></text:p>
      <text:p text:style-name="P346"><text:span text:style-name="T347">Именуване на опитите</text:span></text:p>
      <text:p text:style-name="P348"><text:span text:style-name="T349">Разновидностите, представляващи предписания, подражаващи на човешкото творчество, вероятно ще се именуват така: "Емил, опит 1", "Емил, опит 2" и т.н. или Емил-1, Емил-2,..., Емил-246...,...; или: 1,2,3,4,5; вероятно ще имат и "човешки" имена: "Пускач", "Помощник", "Звуков господар", "Музикант", "Благозвучник", "Рисувач", "Изобразител", "Съчинител", "Олицетворенец", "Стихоплетец", "Познавач", "Ликопомнец", "Шегобиец", "Приказливец", "Преводач", "Търсач", "Подреждач", "Бърборко", "Играч на...", "Чистач", "Красноречив", "Словозаврънкулковец" и каквото друго хрумне, докато се стигне до целта - можещ всичко "Творец".</text:span></text:p>
      <text:p text:style-name="P350"><text:span text:style-name="T351">Насоки за развитие на Емил</text:span></text:p>
      <text:p text:style-name="P352"><text:span text:style-name="T353">Първите програмни опити (не е ясно кога ще се появят първите опити) може би ще бъдат прости творци на (например):</text:span></text:p>
      <text:p text:style-name="P354"><text:span text:style-name="T355">- изречения</text:span><text:span text:style-name="T356"><text:line-break/>- разговори</text:span><text:span text:style-name="T357"><text:line-break/>- стихове</text:span><text:span text:style-name="T358"><text:line-break/>- кратки случки в слово</text:span><text:span text:style-name="T359"><text:line-break/>- звуци</text:span><text:span text:style-name="T360"><text:line-break/></text:span><text:soft-page-break/><text:span text:style-name="T361">- музика</text:span><text:span text:style-name="T362"><text:line-break/>- изображения</text:span></text:p>
      <text:p text:style-name="P363"><text:span text:style-name="T364">Творците ще се обучават с възприемане на въобразни предмети - информационни цялости (наричани още </text:span><text:span text:style-name="T365">свитъци</text:span><text:span text:style-name="T366">) под формата на слово, звук, изображения, различни формати сметачни свитъци (файлови формати). Творците ще търсят зависимости между подадените свитъци, ще събират свитъците (или част от тях, заради, естествено, ограничената памет) и откритите зависимости в паметта си. С помощта на наученото ще създават нови творби.</text:span></text:p>
      <text:p text:style-name="P367"><text:span text:style-name="T368">"Вършачомразците" и отричащите Изкуствения разум "защитават" становището си със звучащото приблизително по следния начин твърдение: </text:span><text:span text:style-name="T369">"машината никога не би могла да твори оригинално, защото винаги ще повтаря това, което е заложено в нея от човека или най-много ще му подражава"</text:span><text:span text:style-name="T370">. Разбира се, че е вярно.</text:span></text:p>
      <text:p text:style-name="P371"><text:span text:style-name="T372">Творчеството е подражание. Но подражание на равнище АЛГОРИТМИ. Различните умове използват различни ВХОДНИ ДАННИ за своите, иначе СХОДНИ АЛГОРИТМИ и се получават РАЗЛИЧНИ ИЗХОДНИ ДАННИ - ИЗКУСТВО, например. Колкото по-"силен" е разумът, толкова по-прозрачна за него става тази истина, на която се крепи той самият, толкова по-добре разумът отделя, напр. стиловете в изкуството - СХОДНИТЕ АЛГОРИТМИ, независимо, че се използват различни входни данни - напр. конкретното нарисувано нещо. Същността на разума, според "автора на тези мисли" (ох, че е хладен този начин на изразяване... я да го "позатопля").</text:span></text:p>
      <text:p text:style-name="P373"><text:span text:style-name="T374">Според мен една от основните същности на разума </text:span><text:span text:style-name="T375">(точно докато се чудех какво е "разумни входни данни" ми се изясни) </text:span><text:span text:style-name="T376">е РАЗПОЗНАВАНЕТО НА АЛГОРИТМИ.</text:span></text:p>
      <text:p text:style-name="P377"><text:span text:style-name="T378">Човекът също подражава - няма друг избор, защото за да създава, разумът трябва да знае какво да създава, трябва отнякъде да му се поставят цели, които като следствие да доведат до творчество, до мислене.</text:span></text:p>
      <text:p text:style-name="P379"><text:span text:style-name="T380">Човекът има сетива, чрез които опознава света, разбира какво "се иска от него". По рождение човешкият разум дори не е разум, а само зародиш на такъв (вж. по-долу) и му е нужно време, за да научи на какво трябва да подражава.</text:span></text:p>
      <text:p text:style-name="P381"><text:span text:style-name="T382">На езика на "Емил" </text:span><text:span text:style-name="T383">алгоритмът, който въвежда творби и търси в тях зависимости, се нарича "зародиш на разума" (ЗР).</text:span><text:span text:style-name="T384"> (Вж. и </text:span><text:a xlink:href="https://eim.twenkid.com/old/eim22n/eimworld13/izint_13.html" office:target-frame-name="_top" xlink:show="replace"><text:span text:style-name="T385">"Човекът и Мислещата Машина" (Анализ на възможността да се създаде Мислеща машина и някои недостатъци на човека и органичната материя пред нея)</text:span></text:a><text:span text:style-name="T386">, сп. "Свещеният сметач" бр.13, дек. 2001)</text:span></text:p>
      <text:soft-page-break/>
      <text:p text:style-name="P387"><text:span text:style-name="T388">Зародиш на разума е, например, човешкият мозък, когато е в тялото на новородено дете.</text:span></text:p>
      <text:p text:style-name="P389"><text:span text:style-name="T390">Според схващането на "Емил" досега, създаването на Изкуствен разум се състои в изнамиране на "жизнеспособен зародиш", т.е. достатъчно сложен начален алгоритъм, способен да събира всякакви други алгоритми и информация от какъвто и да е вид, и да ги използва за усъвършенстване на работата си.</text:span></text:p>
      <text:p text:style-name="P391"><text:span text:style-name="T392">Самият ЗР не е нужно да дава признаци за разумност веднага след като се "роди", именно защото е зародиш, а не "узрял" разум. Чрез обучение в разумна среда зародишът обаче е способен да "узрее" в разумно същество. Една от способностите му е да </text:span><text:span text:style-name="T393">извежда информация, подобна на входната. Ако му се подават "разумни входни данни", той също ще извежда такива. Нека подчертаем, подобни, не еднакви.</text:span><text:span text:style-name="T394"> Какво означава "разумен вход"?</text:span></text:p>
      <text:p text:style-name="P395"><text:span text:style-name="T396">Въпросът е сложен, защото няма ясно определение на "разум", затова не "ни е ясно" на какво трябва да отговаряме.</text:span><text:span text:style-name="T397"><text:line-break/>Лесно ми хрумва, обаче, че един от възможните отговори би бил този на въпроса какво означава "подобен".</text:span><text:span text:style-name="T398"><text:line-break/>Отговорът сега е по-прост:</text:span></text:p>
      <text:p text:style-name="P399"><text:span text:style-name="T400">Подобните информационни цялости могат да се опишат с повтарящи се или подобни АЛГОРИТМИ. Напр. изпитите на силата на разума са изпити за способността му да намира алгоритми - зависимости.</text:span></text:p>
      <text:p text:style-name="P401"><text:span text:style-name="T402">ЗР използва околната среда като средство за набавяне на алгоритми и данни. Достъп до средата ЗР получава чрез своите чувственици (сетива, сензори, датчици). За ЗР, изграден като предписание за сметач, сетивата също представляват програми.</text:span></text:p>
      <text:p text:style-name="P403"><text:span text:style-name="T404">Изобщо, </text:span><text:span text:style-name="T405">творците ще представляват опити за налучкване на "зародиши на разум"</text:span><text:span text:style-name="T406">.</text:span></text:p>
      <text:p text:style-name="P407"><text:span text:style-name="T408">Нека отново накратко опишем, приблизително какво разбираме под "зародиш на разум":</text:span></text:p>
      <text:p text:style-name="P409"><text:span text:style-name="T410">ЗАРОДИШ НА РАЗУМ, ЗР:</text:span><text:span text:style-name="T411"> </text:span><text:span text:style-name="T412">Действащи съгласувано основни алгоритми, които научават и изпълняват нови алгоритми. За работата на алгоритмите, за "изхранването" им, се натрупват и неалгоритмични спомени - данни.</text:span></text:p>
      <text:p text:style-name="P413"><text:span text:style-name="T414">Целта на "Разум", или "Емил" (могат да се използват много имена - за разнообразие) е, с развието на опитите, зародишите да стават по-"отговорни" - творчеството им да може да отговаря по-добре на входната<text:s/></text:span><text:soft-page-break/><text:span text:style-name="T415">информация; да се приспособяват по-добре към примерите за изкуство и световете, в които се обучават да съществуват; да отговарят на преки запитвания...</text:span><text:span text:style-name="T416"><text:line-break/> </text:span><text:span text:style-name="T417"><text:line-break/>За да се стигне до Целта - разум, сравним с човешкия, различните видове творци трябва да започнат да преливат един в друг и постепенно да се слеят напълно.</text:span></text:p>
      <text:p text:style-name="P418"><text:span text:style-name="T419">"Разум" все още е "дружество на един човек", който търси съмишленици, опитващи се да разнищят мисълта.</text:span></text:p>
      <text:p text:style-name="P420"><text:span text:style-name="T421"><draw:custom-shape svg:x="0in" svg:y="0in" svg:width="45.51042in" svg:height="0.00139in" draw:z-index="0" draw:id="id11" draw:style-name="a11" draw:name="Horizontal Line 286" text:anchor-type="as-char"><svg:title/><svg:desc/><draw:enhanced-geometry draw:type="non-primitive" svg:viewBox="0 0 21600 21600" draw:enhanced-path="M 0 0 L 21600 0 21600 21600 0 21600 Z N"/></draw:custom-shape></text:span></text:p>
      <text:p text:style-name="P422"><text:a xlink:href="mailto:dzbe@mail.bg" office:target-frame-name="_top" xlink:show="replace"><text:span text:style-name="T423">© Тодор Илиев Арнаудов (Тош)</text:span></text:a><text:span text:style-name="T424"><text:line-break/>Списател на </text:span><text:a xlink:href="http://eim.hit.bg/" office:target-frame-name="new" xlink:show="replace"><text:span text:style-name="T425">"Свещеният сметач"</text:span></text:a><text:span text:style-name="T426"><text:line-break/>Пловдив, 4.5.2003</text:span><text:span text:style-name="T427"><text:line-break/>Прочети още статии от Тош и други автори, на </text:span><text:a xlink:href="http://bgit.net/" office:target-frame-name="_top" xlink:show="replace"><text:span text:style-name="T428">http://bgit.net</text:span></text:a><text:span text:style-name="T429"><text:s/></text:span></text:p>
      <text:p text:style-name="P430"><text:span text:style-name="T431"><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Narrow" svg:font-family="Aptos Narrow" style:font-family-generic="swiss" style:font-pitch="variable"/>
    <style:font-face style:name="Liberation Sans" svg:font-family="Liberation Sans" style:font-family-generic="swiss" style:font-pitch="variable" svg:panose-1="2 11 6 4 2 2 2 2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Нормален" style:display-name="Нормален" style:family="paragraph">
      <style:text-properties style:font-name="Arial" fo:font-size="12pt" style:font-size-asian="12pt" fo:hyphenate="false"/>
    </style:style>
    <style:style style:name="Шрифтнаабзацапоподразбиране" style:display-name="Шрифт на абзаца по подразбиране" style:family="text"/>
    <style:style style:name="Aptos12" style:display-name="Aptos12" style:family="paragraph" style:parent-style-name="Текстподлиния">
      <style:text-properties style:font-name="Aptos Narrow" style:font-name-complex="Arial" fo:font-style="italic" style:font-style-asian="italic" style:font-style-complex="italic" fo:font-size="12pt" style:font-size-asian="12pt" fo:language="en" fo:country="US" fo:hyphenate="false"/>
    </style:style>
    <style:style style:name="Aptos12Знак" style:display-name="Aptos12 Знак" style:family="text" style:parent-style-name="ТекстподлинияЗнак">
      <style:text-properties style:font-name="Aptos Narrow" style:font-name-complex="Arial" fo:font-style="italic" style:font-style-asian="italic" style:font-style-complex="italic" fo:font-size="12pt" style:font-size-asian="12pt" style:font-size-complex="10pt" fo:language="en" fo:country="US"/>
    </style:style>
    <style:style style:name="Текстнакоментар" style:display-name="Текст на коментар" style:family="paragraph" style:parent-style-name="Нормален">
      <style:paragraph-properties fo:line-height="100%"/>
      <style:text-properties fo:font-size="10pt" style:font-size-asian="10pt" style:font-size-complex="10pt" fo:hyphenate="false"/>
    </style:style>
    <style:style style:name="ТекстнакоментарЗнак" style:display-name="Текст на коментар Знак" style:family="text" style:parent-style-name="Шрифтнаабзацапоподразбиране">
      <style:text-properties style:font-name="Arial" fo:font-size="10pt" style:font-size-asian="10pt" style:font-size-complex="10pt"/>
    </style:style>
    <style:style style:name="Текстподлиния" style:display-name="Текст под линия" style:family="paragraph" style:parent-style-name="Нормален">
      <style:paragraph-properties fo:margin-bottom="0in" fo:line-height="100%"/>
      <style:text-properties fo:font-size="10pt" style:font-size-asian="10pt" style:font-size-complex="10pt" fo:hyphenate="false"/>
    </style:style>
    <style:style style:name="ТекстподлинияЗнак" style:display-name="Текст под линия Знак" style:family="text" style:parent-style-name="Шрифтнаабзацапоподразбиране">
      <style:text-properties style:font-name="Arial" fo:font-size="10pt" style:font-size-asian="10pt" style:font-size-complex="10pt"/>
    </style:style>
    <style:style style:name="Хипервръзка" style:display-name="Хипервръзка" style:family="text" style:parent-style-name="Шрифтнаабзацапоподразбиране">
      <style:text-properties fo:color="#0563C1" style:text-underline-type="single" style:text-underline-style="solid" style:text-underline-width="auto" style:text-underline-mode="continuous"/>
    </style:style>
    <style:style style:name="Неразрешеноспоменаване" style:display-name="Неразрешено споменаване" style:family="text" style:parent-style-name="Шрифтнаабзацапоподразбиране">
      <style:text-properties fo:color="#605E5C" fo:background-color="#E1DFDD"/>
    </style:style>
    <style:style style:name="Препраткакъмбележкаподлиния" style:display-name="Препратка към бележка под линия" style:family="text" style:parent-style-name="Шрифтнаабзацапоподразбиране">
      <style:text-properties style:text-position="super 63.6%"/>
    </style:style>
    <style:style style:name="Прегледанахипервръзка" style:display-name="Прегледана хипервръзка" style:family="text" style:parent-style-name="Шрифтнаабзацапоподразбиране">
      <style:text-properties fo:color="#954F72" style:text-underline-type="single" style:text-underline-style="solid" style:text-underline-width="auto" style:text-underline-mode="continuous"/>
    </style:style>
    <text:notes-configuration text:note-class="footnote" text:citation-style-name="Препраткакъмбележкаподлиния" text:citation-body-style-name="Препраткакъмбележкаподлиния"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sh Tosh</meta:initial-creator>
    <dc:creator>Tosh Tosh</dc:creator>
    <meta:creation-date>2025-06-02T04:17:00Z</meta:creation-date>
    <dc:date>2025-06-02T05:38:00Z</dc:date>
    <meta:print-date>2025-06-02T05:34:00Z</meta:print-date>
    <meta:template xlink:href="Normal.dotm" xlink:type="simple"/>
    <meta:editing-cycles>8</meta:editing-cycles>
    <meta:editing-duration>PT4980S</meta:editing-duration>
    <meta:document-statistic meta:page-count="10" meta:paragraph-count="35" meta:word-count="2619" meta:character-count="17517" meta:row-count="124" meta:non-whitespace-character-count="14933"/>
  </office:meta>
</office:document-meta>
</file>